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221.56pt"/>
    </style:style>
    <style:style style:name="co3" style:family="table-column">
      <style:table-column-properties fo:break-before="auto" style:column-width="203.24pt"/>
    </style:style>
    <style:style style:name="co4" style:family="table-column">
      <style:table-column-properties fo:break-before="auto" style:column-width="106.89pt"/>
    </style:style>
    <style:style style:name="co5" style:family="table-column">
      <style:table-column-properties fo:break-before="auto" style:column-width="119.79pt"/>
    </style:style>
    <style:style style:name="co6" style:family="table-column">
      <style:table-column-properties fo:break-before="auto" style:column-width="132.66pt"/>
    </style:style>
    <style:style style:name="co7" style:family="table-column">
      <style:table-column-properties fo:break-before="auto" style:column-width="148.25pt"/>
    </style:style>
    <style:style style:name="co8" style:family="table-column">
      <style:table-column-properties fo:break-before="auto" style:column-width="262.06pt"/>
    </style:style>
    <style:style style:name="co9" style:family="table-column">
      <style:table-column-properties fo:break-before="auto" style:column-width="194.8pt"/>
    </style:style>
    <style:style style:name="co10" style:family="table-column">
      <style:table-column-properties fo:break-before="auto" style:column-width="171.44pt"/>
    </style:style>
    <style:style style:name="co11" style:family="table-column">
      <style:table-column-properties fo:break-before="auto" style:column-width="105.51pt"/>
    </style:style>
    <style:style style:name="co12" style:family="table-column">
      <style:table-column-properties fo:break-before="auto" style:column-width="277.74pt"/>
    </style:style>
    <style:style style:name="co13" style:family="table-column">
      <style:table-column-properties fo:break-before="auto" style:column-width="145.84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61.2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4pt" fo:break-before="auto" style:use-optimal-row-height="false"/>
    </style:style>
    <style:style style:name="ro4" style:family="table-row">
      <style:table-row-properties style:row-height="19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Good">
      <style:table-cell-properties fo:border-bottom="0.51pt solid #808080" style:text-align-source="fix" style:repeat-content="false" fo:border-left="4.99pt solid #000000" fo:border-right="4.99pt solid #000000" fo:border-top="4.99pt solid #000000"/>
      <style:paragraph-properties fo:text-align="center" fo:margin-left="0pt"/>
      <style:text-properties style:text-outline="false" style:text-line-through-style="none" style:text-line-through-type="none" style:font-name="Nimbus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Good">
      <style:table-cell-properties fo:border-bottom="0.51pt solid #808080" style:text-align-source="fix" style:repeat-content="false" fo:border-left="4.99pt solid #000000" fo:border-right="0.51pt solid #80808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4" style:family="table-cell" style:parent-style-name="Good">
      <style:table-cell-properties fo:border-bottom="4.99pt solid #000000" style:text-align-source="fix" style:repeat-content="false" fo:border-left="4.99pt solid #000000" fo:border-right="0.51pt solid #80808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1.5pt solid #000000" fo:background-color="#81aca6" style:text-align-source="fix" style:repeat-content="false" fo:border-left="3pt solid #000000" fo:border-right="1.5pt solid #000000" fo:border-top="3pt solid #000000"/>
      <style:paragraph-properties fo:text-align="center" fo:margin-left="0pt"/>
    </style:style>
    <style:style style:name="ce7" style:family="table-cell" style:parent-style-name="Default">
      <style:table-cell-properties fo:border-bottom="3pt solid #000000" fo:background-color="#81aca6" style:text-align-source="fix" style:repeat-content="false" fo:border-left="3pt solid #000000" fo:border-right="1.5pt solid #000000" fo:border-top="1.5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3pt solid #000000" fo:border-right="none" fo:border-top="3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3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3pt solid #000000" style:text-align-source="fix" style:repeat-content="false" fo:border-left="3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pt"/>
    </style:style>
    <style:style style:name="ce14" style:family="table-cell" style:parent-style-name="Good">
      <style:table-cell-properties fo:border-bottom="0.51pt solid #808080" style:text-align-source="fix" style:repeat-content="false" fo:border-left="0.51pt solid #808080" fo:border-right="0.51pt solid #808080" fo:border-top="4.99pt solid #000000"/>
      <style:paragraph-properties fo:text-align="center" fo:margin-left="0pt"/>
      <style:text-properties fo:font-size="16pt" style:font-size-asian="16pt" style:font-size-complex="16pt"/>
    </style:style>
    <style:style style:name="ce15" style:family="table-cell" style:parent-style-name="Good">
      <style:table-cell-properties style:text-align-source="fix" style:repeat-content="false" fo:border="0.51pt solid #808080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Good">
      <style:table-cell-properties fo:border-bottom="4.99pt solid #000000" style:text-align-source="fix" style:repeat-content="false" fo:border-left="0.51pt solid #808080" fo:border-right="0.51pt solid #80808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1.5pt solid #000000" fo:background-color="#81aca6" style:text-align-source="fix" style:repeat-content="false" fo:border-left="1.5pt solid #000000" fo:border-right="1.5pt solid #000000" fo:border-top="3pt solid #000000"/>
      <style:paragraph-properties fo:text-align="center" fo:margin-left="0pt"/>
    </style:style>
    <style:style style:name="ce18" style:family="table-cell" style:parent-style-name="Default">
      <style:table-cell-properties fo:border-bottom="3pt solid #000000" fo:background-color="#81aca6" style:text-align-source="fix" style:repeat-content="false" fo:border-left="1.5pt solid #000000" fo:border-right="1.5pt solid #000000" fo:border-top="1.5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3pt solid #000000"/>
      <style:paragraph-properties fo:text-align="center" fo:margin-left="0pt"/>
    </style:style>
    <style:style style:name="ce20" style:family="table-cell" style:parent-style-name="Default">
      <style:table-cell-properties fo:border-bottom="3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22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</style:style>
    <style:style style:name="ce23" style:family="table-cell" style:parent-style-name="Good">
      <style:table-cell-properties fo:border-bottom="0.51pt solid #808080" style:text-align-source="fix" style:repeat-content="false" fo:border-left="0.51pt solid #808080" fo:border-right="4.99pt solid #000000" fo:border-top="4.99pt solid #000000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Good">
      <style:table-cell-properties fo:border-bottom="0.51pt solid #808080" style:text-align-source="fix" style:repeat-content="false" fo:border-left="0.51pt solid #808080" fo:border-right="4.99pt solid #00000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25" style:family="table-cell" style:parent-style-name="Good">
      <style:table-cell-properties fo:border-bottom="4.99pt solid #000000" style:text-align-source="fix" style:repeat-content="false" fo:border-left="0.51pt solid #808080" fo:border-right="4.99pt solid #00000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1.5pt solid #000000" fo:background-color="#81aca6" style:text-align-source="fix" style:repeat-content="false" fo:border-left="1.5pt solid #000000" fo:border-right="3pt solid #000000" fo:border-top="3pt solid #000000"/>
      <style:paragraph-properties fo:text-align="center" fo:margin-left="0pt"/>
    </style:style>
    <style:style style:name="ce27" style:family="table-cell" style:parent-style-name="Default">
      <style:table-cell-properties fo:border-bottom="3pt solid #000000" fo:background-color="#81aca6" style:text-align-source="fix" style:repeat-content="false" fo:border-left="1.5pt solid #000000" fo:border-right="3pt solid #000000" fo:border-top="1.5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3pt solid #000000" fo:border-top="3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3pt solid #000000" style:text-align-source="fix" style:repeat-content="false" fo:border-left="none" fo:border-right="3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2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pt"/>
    </style:style>
    <style:style style:name="ce71" style:family="table-cell" style:parent-style-name="Default" style:data-style-name="N121">
      <style:table-cell-properties fo:border-bottom="none" style:text-align-source="fix" style:repeat-content="false" fo:border-left="3pt solid #000000" fo:border-right="3pt solid #000000" fo:border-top="3pt solid #000000"/>
      <style:paragraph-properties fo:text-align="center" fo:margin-left="0pt"/>
    </style:style>
    <style:style style:name="ce72" style:family="table-cell" style:parent-style-name="Default" style:data-style-name="N121">
      <style:table-cell-properties style:text-align-source="fix" style:repeat-content="false" fo:border="3pt solid #000000"/>
      <style:paragraph-properties fo:text-align="center" fo:margin-left="0pt"/>
    </style:style>
    <style:style style:name="ce7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74" style:family="table-cell" style:parent-style-name="Default">
      <style:table-cell-properties fo:border-bottom="3pt solid #000000" fo:background-color="#ff0000" style:text-align-source="fix" style:repeat-content="false" fo:border-left="none" fo:border-right="none" fo:border-top="3pt solid #000000"/>
      <style:paragraph-properties fo:text-align="center" fo:margin-left="0pt"/>
    </style:style>
    <style:style style:name="ce2" style:family="table-cell" style:parent-style-name="Good">
      <style:table-cell-properties fo:border-bottom="0.51pt solid #808080" style:text-align-source="fix" style:repeat-content="false" fo:border-left="4.99pt solid #000000" fo:border-right="4.99pt solid #000000" fo:border-top="4.99pt solid #000000"/>
      <style:paragraph-properties fo:text-align="center" fo:margin-left="0pt"/>
      <style:text-properties fo:font-size="16pt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ackground-color="#808080" style:text-align-source="fix" style:repeat-content="false" fo:border-left="3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3pt solid #000000" fo:background-color="#808080" style:text-align-source="fix" style:repeat-content="false" fo:border-left="3pt solid #000000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order-bottom="3pt solid #000000" fo:background-color="#80808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808080" style:text-align-source="fix" style:repeat-content="false" fo:border-left="none" fo:border-right="3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3pt solid #000000" fo:background-color="#808080" style:text-align-source="fix" style:repeat-content="false" fo:border-left="none" fo:border-right="3pt solid #000000" fo:border-top="none"/>
      <style:paragraph-properties fo:text-align="center" fo:margin-left="0pt"/>
    </style:style>
    <style:style style:name="T1" style:family="text">
      <style:text-properties style:font-name-asian="Nimbus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Nimbus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mall Networ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 table:style-name="ce5" office:value-type="string" calcext:value-type="string" table:number-columns-spanned="8" table:number-rows-spanned="1">
            <text:p>Network description</text:p>
          </table:table-cell>
          <table:covered-table-cell table:number-columns-repeated="6" table:style-name="ce14"/>
          <table:covered-table-cell table:style-name="ce23"/>
          <table:table-cell table:number-columns-repeated="56"/>
        </table:table-row>
        <table:table-row table:style-name="ro1">
          <table:table-cell table:style-name="ce3" office:value-type="string" calcext:value-type="string">
            <text:p>Nodes Numbers:</text:p>
          </table:table-cell>
          <table:table-cell table:style-name="ce15" office:value-type="string" calcext:value-type="string">
            <text:p>Arcs Numbers:</text:p>
          </table:table-cell>
          <table:table-cell table:style-name="ce15" office:value-type="string" calcext:value-type="string">
            <text:p>External Arcs:</text:p>
          </table:table-cell>
          <table:table-cell table:style-name="ce15" office:value-type="string" calcext:value-type="string">
            <text:p>Nodes Sum:</text:p>
          </table:table-cell>
          <table:table-cell table:style-name="ce15" office:value-type="string" calcext:value-type="string">
            <text:p>Arcs Sum:</text:p>
          </table:table-cell>
          <table:table-cell table:style-name="ce15" office:value-type="string" calcext:value-type="string">
            <text:p>Flows:</text:p>
          </table:table-cell>
          <table:table-cell table:style-name="ce15" office:value-type="string" calcext:value-type="string">
            <text:p>Flow Rate Bounds:</text:p>
          </table:table-cell>
          <table:table-cell table:style-name="ce24" office:value-type="string" calcext:value-type="string">
            <text:p>Capacity Bounds: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[3, 12, 6, 4]</text:p>
          </table:table-cell>
          <table:table-cell table:style-name="ce16" office:value-type="string" calcext:value-type="string">
            <text:p>[8, 32, 22, 12]</text:p>
          </table:table-cell>
          <table:table-cell table:style-name="ce16" office:value-type="string" calcext:value-type="string">
            <text:p>[3, 3, 2, 2,]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[0.01; 3]</text:p>
          </table:table-cell>
          <table:table-cell table:style-name="ce25" office:value-type="string" calcext:value-type="string">
            <text:p>[0.3; 1]</text:p>
          </table:table-cell>
          <table:table-cell table:number-columns-repeated="56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Primal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2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89.62" calcext:value-type="float">
            <text:p>89.62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89.62" calcext:value-type="float">
            <text:p>89.62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4.39" calcext:value-type="float">
            <text:p>4.39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cplex</text:p>
          </table:table-cell>
          <table:table-cell table:style-name="ce28"/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CCV: 0; RCV: 0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CCV: 0; RCV: 0</text:p>
          </table:table-cell>
          <table:table-cell office:value-type="float" office:value="34.61" calcext:value-type="float">
            <text:p>34.61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CCV: 0; RCV: 0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CCV: 0; RCV: 0</text:p>
          </table:table-cell>
          <table:table-cell office:value-type="float" office:value="273.25" calcext:value-type="float">
            <text:p>273.2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CCV: 0; RCV: 0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CCV: 0; RCV: 0</text:p>
          </table:table-cell>
          <table:table-cell office:value-type="float" office:value="271.22" calcext:value-type="float">
            <text:p>271.22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 office:value-type="float" office:value="85.16" calcext:value-type="float">
            <text:p>85.1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85.16" calcext:value-type="float">
            <text:p>85.1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725.94" calcext:value-type="float">
            <text:p>725.94</text:p>
          </table:table-cell>
          <table:table-cell table:style-name="ce20" office:value-type="string" calcext:value-type="string">
            <text:p>Linearized Constraints</text:p>
          </table:table-cell>
          <table:table-cell table:style-name="ce20" office:value-type="string" calcext:value-type="string">
            <text:p>cplex</text:p>
          </table:table-cell>
          <table:table-cell table:style-name="ce30"/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89.62" calcext:value-type="float">
            <text:p>89.62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89.62" calcext:value-type="float">
            <text:p>89.62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12.16" calcext:value-type="float">
            <text:p>12.16</text:p>
          </table:table-cell>
          <table:table-cell table:style-name="ce19" office:value-type="string" calcext:value-type="string">
            <text:p>Alternative</text:p>
          </table:table-cell>
          <table:table-cell table:style-name="ce19" office:value-type="string" calcext:value-type="string">
            <text:p>cplex</text:p>
          </table:table-cell>
          <table:table-cell table:style-name="ce28"/>
          <table:table-cell table:style-name="Default"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CCV: 0; RCV: 0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CCV: 0; RCV: 0</text:p>
          </table:table-cell>
          <table:table-cell office:value-type="float" office:value="825.28" calcext:value-type="float">
            <text:p>825.28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/>
          <table:table-cell table:style-name="Default"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CCV: 0; RCV: 0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CCV: 0; RCV: 0</text:p>
          </table:table-cell>
          <table:table-cell office:value-type="float" office:value="301.64" calcext:value-type="float">
            <text:p>301.6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/>
          <table:table-cell table:style-name="Default"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CCV: 0; RCV: 0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CCV: 0; RCV: 0</text:p>
          </table:table-cell>
          <table:table-cell office:value-type="float" office:value="348.25" calcext:value-type="float">
            <text:p>348.25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 office:value-type="float" office:value="85.16" calcext:value-type="float">
            <text:p>85.1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85.16" calcext:value-type="float">
            <text:p>85.1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2000.09" calcext:value-type="float">
            <text:p>2000.09</text:p>
          </table:table-cell>
          <table:table-cell table:style-name="ce20" office:value-type="string" calcext:value-type="string">
            <text:p>Alternative</text:p>
          </table:table-cell>
          <table:table-cell table:style-name="ce20" office:value-type="string" calcext:value-type="string">
            <text:p>cplex</text:p>
          </table:table-cell>
          <table:table-cell table:style-name="ce30" office:value-type="string" calcext:value-type="string">
            <text:p>Timeout</text:p>
          </table:table-cell>
          <table:table-cell table:number-columns-repeated="55"/>
        </table:table-row>
        <table:table-row table:style-name="ro2" table:number-rows-repeated="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Decomposition</text:p>
          </table:table-cell>
          <table:covered-table-cell table:number-columns-repeated="7" table:style-name="ce17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2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style-name="ce27" office:value-type="string" calcext:value-type="string">
            <text:p>Revaltie Duality Gap(%)</text:p>
          </table:table-cell>
          <table:table-cell table:number-columns-repeated="54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6.02" calcext:value-type="float">
            <text:p>86.02</text:p>
          </table:table-cell>
          <table:table-cell table:style-name="ce21" office:value-type="string" calcext:value-type="string">
            <text:p>CCV: 14; RCV: 0</text:p>
          </table:table-cell>
          <table:table-cell table:style-name="ce21" office:value-type="float" office:value="92.9" calcext:value-type="float">
            <text:p>92.9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21.63" calcext:value-type="float">
            <text:p>21.63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5.8, iter = 33</text:p>
          </table:table-cell>
          <table:table-cell table:style-name="ce71" table:formula="of:=100*ABS([.B27]-[.B11]) / [.B11]" office:value-type="float" office:value="4.01696049988843" calcext:value-type="float">
            <text:p>4.0170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7.22" calcext:value-type="float">
            <text:p>87.22</text:p>
          </table:table-cell>
          <table:table-cell office:value-type="string" calcext:value-type="string">
            <text:p>CCV: 19; RCV: 0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CCV: 0; RCV: 0</text:p>
          </table:table-cell>
          <table:table-cell office:value-type="float" office:value="27.86" calcext:value-type="float">
            <text:p>27.86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28]-[.B12]) / [.B12]" office:value-type="float" office:value="2.69968763944668" calcext:value-type="float">
            <text:p>2.6997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7.17" calcext:value-type="float">
            <text:p>77.17</text:p>
          </table:table-cell>
          <table:table-cell office:value-type="string" calcext:value-type="string">
            <text:p>CCV: 8; RCV: 0</text:p>
          </table:table-cell>
          <table:table-cell office:value-type="float" office:value="84.76" calcext:value-type="float">
            <text:p>84.76</text:p>
          </table:table-cell>
          <table:table-cell office:value-type="string" calcext:value-type="string">
            <text:p>CCV: 0; RCV: 0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29]-[.B13]) / [.B13]" office:value-type="float" office:value="7.77963671128108" calcext:value-type="float">
            <text:p>7.7796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82" calcext:value-type="float">
            <text:p>80.82</text:p>
          </table:table-cell>
          <table:table-cell office:value-type="string" calcext:value-type="string">
            <text:p>CCV: 13; RCV: 0</text:p>
          </table:table-cell>
          <table:table-cell office:value-type="float" office:value="90.16" calcext:value-type="float">
            <text:p>90.16</text:p>
          </table:table-cell>
          <table:table-cell office:value-type="string" calcext:value-type="string">
            <text:p>CCV: 0; RCV: 0</text:p>
          </table:table-cell>
          <table:table-cell office:value-type="float" office:value="21.28" calcext:value-type="float">
            <text:p>21.2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30]-[.B14]) / [.B14]" office:value-type="float" office:value="4.18494368701838" calcext:value-type="float">
            <text:p>4.1849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3.04" calcext:value-type="float">
            <text:p>83.04</text:p>
          </table:table-cell>
          <table:table-cell table:style-name="ce22" office:value-type="string" calcext:value-type="string">
            <text:p>CCV: 13; RCV: 0</text:p>
          </table:table-cell>
          <table:table-cell table:style-name="ce22" office:value-type="float" office:value="91.61" calcext:value-type="float">
            <text:p>91.61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6.04" calcext:value-type="float">
            <text:p>26.04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5.8, iter = 33</text:p>
          </table:table-cell>
          <table:table-cell table:style-name="ce72" table:formula="of:=100*ABS([.B31]-[.B15]) / [.B15]" office:value-type="float" office:value="2.48943165805541" calcext:value-type="float">
            <text:p>2.4894</text:p>
          </table:table-cell>
          <table:table-cell table:style-name="ce74" table:formula="of:=AVERAGE([.J27:.J31])" office:value-type="float" office:value="4.23413203913799" calcext:value-type="float">
            <text:p>4.2341320391379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6.5" calcext:value-type="float">
            <text:p>86.5</text:p>
          </table:table-cell>
          <table:table-cell table:style-name="ce21" office:value-type="string" calcext:value-type="string">
            <text:p>CCV: 13; RCV: 0</text:p>
          </table:table-cell>
          <table:table-cell table:style-name="ce21" office:value-type="float" office:value="93.15" calcext:value-type="float">
            <text:p>93.15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9.49" calcext:value-type="float">
            <text:p>19.49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5.8, iter = 33</text:p>
          </table:table-cell>
          <table:table-cell table:style-name="ce71" table:formula="of:=100*ABS([.B33]-[.B17]) / [.B17]" office:value-type="float" office:value="3.48136576656997" calcext:value-type="float">
            <text:p>3.4814</text:p>
          </table:table-cell>
          <table:table-cell table:number-columns-repeated="54"/>
        </table:table-row>
        <table:table-row table:style-name="ro3">
          <table:table-cell table:style-name="ce12" office:value-type="float" office:value="222" calcext:value-type="float">
            <text:p>222</text:p>
          </table:table-cell>
          <table:table-cell office:value-type="float" office:value="87.31" calcext:value-type="float">
            <text:p>87.31</text:p>
          </table:table-cell>
          <table:table-cell office:value-type="string" calcext:value-type="string">
            <text:p>CCV: 19; RCV: 0</text:p>
          </table:table-cell>
          <table:table-cell office:value-type="float" office:value="94.41" calcext:value-type="float">
            <text:p>94.41</text:p>
          </table:table-cell>
          <table:table-cell office:value-type="string" calcext:value-type="string">
            <text:p>CCV: 0; RCV: 0</text:p>
          </table:table-cell>
          <table:table-cell office:value-type="float" office:value="22.24" calcext:value-type="float">
            <text:p>22.2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34]-[.B18]) / [.B18]" office:value-type="float" office:value="2.59928603302097" calcext:value-type="float">
            <text:p>2.5993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7.19" calcext:value-type="float">
            <text:p>77.19</text:p>
          </table:table-cell>
          <table:table-cell office:value-type="string" calcext:value-type="string">
            <text:p>CCV: 10; RCV: 0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CCV: 0; RCV: 0</text:p>
          </table:table-cell>
          <table:table-cell office:value-type="float" office:value="23.29" calcext:value-type="float">
            <text:p>23.29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35]-[.B19]) / [.B19]" office:value-type="float" office:value="7.75573613766731" calcext:value-type="float">
            <text:p>7.7557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52" calcext:value-type="float">
            <text:p>80.52</text:p>
          </table:table-cell>
          <table:table-cell office:value-type="string" calcext:value-type="string">
            <text:p>CCV: 8; RCV: 0</text:p>
          </table:table-cell>
          <table:table-cell office:value-type="float" office:value="87.19" calcext:value-type="float">
            <text:p>87.19</text:p>
          </table:table-cell>
          <table:table-cell office:value-type="string" calcext:value-type="string">
            <text:p>CCV: 0; RCV: 0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36]-[.B20]) / [.B20]" office:value-type="float" office:value="4.54060462359217" calcext:value-type="float">
            <text:p>4.5406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2.95" calcext:value-type="float">
            <text:p>82.95</text:p>
          </table:table-cell>
          <table:table-cell table:style-name="ce22" office:value-type="string" calcext:value-type="string">
            <text:p>CCV: 11; RCV: 0</text:p>
          </table:table-cell>
          <table:table-cell table:style-name="ce22" office:value-type="float" office:value="90.13" calcext:value-type="float">
            <text:p>90.13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2.87" calcext:value-type="float">
            <text:p>22.87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5.8, iter = 33</text:p>
          </table:table-cell>
          <table:table-cell table:style-name="ce72" table:formula="of:=100*ABS([.B37]-[.B21]) / [.B21]" office:value-type="float" office:value="2.59511507750117" calcext:value-type="float">
            <text:p>2.5951</text:p>
          </table:table-cell>
          <table:table-cell table:style-name="ce74" table:formula="of:=AVERAGE([.J33:.J37])" office:value-type="float" office:value="4.19442152767032" calcext:value-type="float">
            <text:p>4.19442152767032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3.14" calcext:value-type="float">
            <text:p>83.14</text:p>
          </table:table-cell>
          <table:table-cell table:style-name="ce21" office:value-type="string" calcext:value-type="string">
            <text:p>CCV: 15; RCV: 0</text:p>
          </table:table-cell>
          <table:table-cell table:style-name="ce21" office:value-type="float" office:value="91.23" calcext:value-type="float">
            <text:p>91.23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9.77" calcext:value-type="float">
            <text:p>19.77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1.88, Scale = 1.1, iter = 33</text:p>
          </table:table-cell>
          <table:table-cell table:style-name="ce71" table:formula="of:=100*ABS([.B39]-[.B11]) / [.B11]" office:value-type="float" office:value="7.23052889979916" calcext:value-type="float">
            <text:p>7.2305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4.62" calcext:value-type="float">
            <text:p>84.62</text:p>
          </table:table-cell>
          <table:table-cell office:value-type="string" calcext:value-type="string">
            <text:p>CCV: 19; RCV: 0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CCV: 0; RCV: 0</text:p>
          </table:table-cell>
          <table:table-cell office:value-type="float" office:value="29.56" calcext:value-type="float">
            <text:p>29.56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0]-[.B12]) / [.B12]" office:value-type="float" office:value="5.60017849174475" calcext:value-type="float">
            <text:p>5.6002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4.52" calcext:value-type="float">
            <text:p>74.52</text:p>
          </table:table-cell>
          <table:table-cell office:value-type="string" calcext:value-type="string">
            <text:p>CCV: 14; RCV: 0</text:p>
          </table:table-cell>
          <table:table-cell office:value-type="float" office:value="94.37" calcext:value-type="float">
            <text:p>94.37</text:p>
          </table:table-cell>
          <table:table-cell office:value-type="string" calcext:value-type="string">
            <text:p>CCV: 0; RCV: 0</text:p>
          </table:table-cell>
          <table:table-cell office:value-type="float" office:value="27.19" calcext:value-type="float">
            <text:p>27.19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1]-[.B13]) / [.B13]" office:value-type="float" office:value="10.9464627151052" calcext:value-type="float">
            <text:p>10.946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CCV: 13; RCV: 0</text:p>
          </table:table-cell>
          <table:table-cell office:value-type="float" office:value="86.57" calcext:value-type="float">
            <text:p>86.57</text:p>
          </table:table-cell>
          <table:table-cell office:value-type="string" calcext:value-type="string">
            <text:p>CCV: 0; RCV: 0</text:p>
          </table:table-cell>
          <table:table-cell office:value-type="float" office:value="30.81" calcext:value-type="float">
            <text:p>30.81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2]-[.B14]) / [.B14]" office:value-type="float" office:value="7.36218138707765" calcext:value-type="float">
            <text:p>7.3622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9.49" calcext:value-type="float">
            <text:p>79.49</text:p>
          </table:table-cell>
          <table:table-cell table:style-name="ce22" office:value-type="string" calcext:value-type="string">
            <text:p>CCV: 19; RCV: 0</text:p>
          </table:table-cell>
          <table:table-cell table:style-name="ce22" office:value-type="float" office:value="87.9" calcext:value-type="float">
            <text:p>87.9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7.82" calcext:value-type="float">
            <text:p>27.82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1.88, Scale = 1.1, iter = 33</text:p>
          </table:table-cell>
          <table:table-cell table:style-name="ce72" table:formula="of:=100*ABS([.B43]-[.B15]) / [.B15]" office:value-type="float" office:value="6.6580554250822" calcext:value-type="float">
            <text:p>6.6581</text:p>
          </table:table-cell>
          <table:table-cell table:style-name="ce74" table:formula="of:=AVERAGE([.J39:.J43])" office:value-type="float" office:value="7.55948138376179" calcext:value-type="float">
            <text:p>7.5594813837617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4.42" calcext:value-type="float">
            <text:p>84.42</text:p>
          </table:table-cell>
          <table:table-cell table:style-name="ce21" office:value-type="string" calcext:value-type="string">
            <text:p>CCV: 14; RCV: 0</text:p>
          </table:table-cell>
          <table:table-cell table:style-name="ce21" office:value-type="float" office:value="92.64" calcext:value-type="float">
            <text:p>92.64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6.72" calcext:value-type="float">
            <text:p>16.72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1.88, Scale = 1.1, iter = 33</text:p>
          </table:table-cell>
          <table:table-cell table:style-name="ce71" table:formula="of:=100*ABS([.B45]-[.B17]) / [.B17]" office:value-type="float" office:value="5.80227627761661" calcext:value-type="float">
            <text:p>5.8023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4.83" calcext:value-type="float">
            <text:p>84.83</text:p>
          </table:table-cell>
          <table:table-cell office:value-type="string" calcext:value-type="string">
            <text:p>CCV: 20; RCV: 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CV: 0; RCV: 0</text:p>
          </table:table-cell>
          <table:table-cell office:value-type="float" office:value="18.23" calcext:value-type="float">
            <text:p>18.23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6]-[.B18]) / [.B18]" office:value-type="float" office:value="5.36590807675145" calcext:value-type="float">
            <text:p>5.3659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4.97" calcext:value-type="float">
            <text:p>74.97</text:p>
          </table:table-cell>
          <table:table-cell office:value-type="string" calcext:value-type="string">
            <text:p>CCV: 10; RCV: 0</text:p>
          </table:table-cell>
          <table:table-cell office:value-type="float" office:value="90.07" calcext:value-type="float">
            <text:p>90.07</text:p>
          </table:table-cell>
          <table:table-cell office:value-type="string" calcext:value-type="string">
            <text:p>CCV: 0; RCV: 0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7]-[.B19]) / [.B19]" office:value-type="float" office:value="10.4086998087954" calcext:value-type="float">
            <text:p>10.4087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6.96" calcext:value-type="float">
            <text:p>76.96</text:p>
          </table:table-cell>
          <table:table-cell office:value-type="string" calcext:value-type="string">
            <text:p>CCV: 18; RCV: 0</text:p>
          </table:table-cell>
          <table:table-cell office:value-type="float" office:value="86.86" calcext:value-type="float">
            <text:p>86.86</text:p>
          </table:table-cell>
          <table:table-cell office:value-type="string" calcext:value-type="string">
            <text:p>CCV: 0; RCV: 0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8]-[.B20]) / [.B20]" office:value-type="float" office:value="8.76111440426793" calcext:value-type="float">
            <text:p>8.7611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9.52" calcext:value-type="float">
            <text:p>79.52</text:p>
          </table:table-cell>
          <table:table-cell table:style-name="ce22" office:value-type="string" calcext:value-type="string">
            <text:p>CCV: 19; RCV: 0</text:p>
          </table:table-cell>
          <table:table-cell table:style-name="ce22" office:value-type="float" office:value="92.72" calcext:value-type="float">
            <text:p>92.72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7.32" calcext:value-type="float">
            <text:p>17.32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1.88, Scale = 1.1, iter = 33</text:p>
          </table:table-cell>
          <table:table-cell table:style-name="ce72" table:formula="of:=100*ABS([.B49]-[.B21]) / [.B21]" office:value-type="float" office:value="6.62282761860028" calcext:value-type="float">
            <text:p>6.6228</text:p>
          </table:table-cell>
          <table:table-cell table:style-name="ce74" table:formula="of:=AVERAGE([.J45:.J49])" office:value-type="float" office:value="7.39216523720634" calcext:value-type="float">
            <text:p>7.39216523720634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8.76" calcext:value-type="float">
            <text:p>88.76</text:p>
          </table:table-cell>
          <table:table-cell table:style-name="ce21" office:value-type="string" calcext:value-type="string">
            <text:p>CCV: 18; RCV: 14</text:p>
          </table:table-cell>
          <table:table-cell table:style-name="ce21" table:number-columns-repeated="2"/>
          <table:table-cell table:style-name="ce21" office:value-type="float" office:value="37.34" calcext:value-type="float">
            <text:p>37.34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SN_dec + <text:s/>+ CP_prox <text:s/>+ L_cplex + C_ipopt</text:p>
          </table:table-cell>
          <table:table-cell table:style-name="ce31" office:value-type="string" calcext:value-type="string">
            <text:p><text:span text:style-name="T2">LM_min = -5.0, </text:span>LM_max = 3.0, iter = 30</text:p>
          </table:table-cell>
          <table:table-cell table:style-name="ce71" table:formula="of:=100*ABS([.B51]-[.B11]) / [.B11]" office:value-type="float" office:value="0.959607230528899" calcext:value-type="float">
            <text:p>0.9596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6.26" calcext:value-type="float">
            <text:p>86.26</text:p>
          </table:table-cell>
          <table:table-cell office:value-type="string" calcext:value-type="string">
            <text:p>CCV: 29; RCV: 24</text:p>
          </table:table-cell>
          <table:table-cell table:number-columns-repeated="2"/>
          <table:table-cell office:value-type="float" office:value="770.63" calcext:value-type="float">
            <text:p>770.6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2]-[.B12]) / [.B12]" office:value-type="float" office:value="3.7706381079875" calcext:value-type="float">
            <text:p>3.7706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CCV: 24; RCV: 18</text:p>
          </table:table-cell>
          <table:table-cell table:number-columns-repeated="2"/>
          <table:table-cell office:value-type="float" office:value="4748.93" calcext:value-type="float">
            <text:p>4748.9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3]-[.B13]) / [.B13]" office:value-type="float" office:value="3.78824091778203" calcext:value-type="float">
            <text:p>3.7882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21" calcext:value-type="float">
            <text:p>80.21</text:p>
          </table:table-cell>
          <table:table-cell office:value-type="string" calcext:value-type="string">
            <text:p>CCV: 18; RCV: 20</text:p>
          </table:table-cell>
          <table:table-cell table:number-columns-repeated="2"/>
          <table:table-cell office:value-type="float" office:value="82.85" calcext:value-type="float">
            <text:p>82.8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4]-[.B14]) / [.B14]" office:value-type="float" office:value="4.90812092471844" calcext:value-type="float">
            <text:p>4.9081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1.63" calcext:value-type="float">
            <text:p>81.63</text:p>
          </table:table-cell>
          <table:table-cell table:style-name="ce22" office:value-type="string" calcext:value-type="string">
            <text:p>CCV: 25; RCV: 31</text:p>
          </table:table-cell>
          <table:table-cell table:style-name="ce22" table:number-columns-repeated="2"/>
          <table:table-cell table:style-name="ce22" office:value-type="float" office:value="3767.56" calcext:value-type="float">
            <text:p>3767.56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SN_dec + <text:s/>+ CP_prox <text:s/>+ L_cplex + C_ipopt</text:p>
          </table:table-cell>
          <table:table-cell table:style-name="ce33" office:value-type="string" calcext:value-type="string">
            <text:p>LM_min = -5.0, LM_max = 3.0, iter = 30</text:p>
          </table:table-cell>
          <table:table-cell table:style-name="ce72" table:formula="of:=100*ABS([.B55]-[.B15]) / [.B15]" office:value-type="float" office:value="4.1451385627055" calcext:value-type="float">
            <text:p>4.1451</text:p>
          </table:table-cell>
          <table:table-cell table:style-name="ce74" table:formula="of:=AVERAGE([.J51:.J55])" office:value-type="float" office:value="3.51434914874447" calcext:value-type="float">
            <text:p>3.5143491487444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8.9" calcext:value-type="float">
            <text:p>88.9</text:p>
          </table:table-cell>
          <table:table-cell table:style-name="ce21" office:value-type="string" calcext:value-type="string">
            <text:p>CCV: 10; RCV: 18</text:p>
          </table:table-cell>
          <table:table-cell table:style-name="ce21" table:number-columns-repeated="2"/>
          <table:table-cell table:style-name="ce21" office:value-type="float" office:value="40.87" calcext:value-type="float">
            <text:p>40.87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SN_dec + <text:s/>+ CP_prox <text:s/>+ L_cplex + C_ipopt</text:p>
          </table:table-cell>
          <table:table-cell table:style-name="ce31" office:value-type="string" calcext:value-type="string">
            <text:p>LM_min = -5.0, LM_max = 3.0, iter = 30</text:p>
          </table:table-cell>
          <table:table-cell table:style-name="ce71" table:formula="of:=100*ABS([.B57]-[.B11]) / [.B11]" office:value-type="float" office:value="0.803392099977682" calcext:value-type="float">
            <text:p>0.803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4.82" calcext:value-type="float">
            <text:p>84.82</text:p>
          </table:table-cell>
          <table:table-cell office:value-type="string" calcext:value-type="string">
            <text:p>CCV: 20; RCV: 31</text:p>
          </table:table-cell>
          <table:table-cell table:number-columns-repeated="2"/>
          <table:table-cell office:value-type="float" office:value="132.7" calcext:value-type="float">
            <text:p>132.7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8]-[.B12]) / [.B12]" office:value-type="float" office:value="5.37706381079876" calcext:value-type="float">
            <text:p>5.3771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CV: 14; RCV: 26</text:p>
          </table:table-cell>
          <table:table-cell table:number-columns-repeated="2"/>
          <table:table-cell office:value-type="float" office:value="221.48" calcext:value-type="float">
            <text:p>221.48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9]-[.B13]) / [.B13]" office:value-type="float" office:value="4.39770554493309" calcext:value-type="float">
            <text:p>4.3977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CCV: 15; RCV: 30</text:p>
          </table:table-cell>
          <table:table-cell table:number-columns-repeated="2"/>
          <table:table-cell office:value-type="float" office:value="111.24" calcext:value-type="float">
            <text:p>111.2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60]-[.B14]) / [.B14]" office:value-type="float" office:value="4.32720806164789" calcext:value-type="float">
            <text:p>4.3272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2.25" calcext:value-type="float">
            <text:p>82.25</text:p>
          </table:table-cell>
          <table:table-cell table:style-name="ce22" office:value-type="string" calcext:value-type="string">
            <text:p>CCV: 17; RCV: 34</text:p>
          </table:table-cell>
          <table:table-cell table:style-name="ce22" table:number-columns-repeated="2"/>
          <table:table-cell table:style-name="ce22" office:value-type="float" office:value="328.37" calcext:value-type="float">
            <text:p>328.37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SN_dec + <text:s/>+ CP_prox <text:s/>+ L_cplex + C_ipopt</text:p>
          </table:table-cell>
          <table:table-cell table:style-name="ce33" office:value-type="string" calcext:value-type="string">
            <text:p>LM_min = -5.0, LM_max = 3.0, iter = 30</text:p>
          </table:table-cell>
          <table:table-cell table:style-name="ce72" table:formula="of:=100*ABS([.B61]-[.B15]) / [.B15]" office:value-type="float" office:value="3.41709722874589" calcext:value-type="float">
            <text:p>3.4171</text:p>
          </table:table-cell>
          <table:table-cell table:style-name="ce74" table:formula="of:=AVERAGE([.J57:.J61])" office:value-type="float" office:value="3.66449334922066" calcext:value-type="float">
            <text:p>3.6644933492206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88.13" calcext:value-type="float">
            <text:p>88.13</text:p>
          </table:table-cell>
          <table:table-cell table:style-name="ce19" office:value-type="string" calcext:value-type="string">
            <text:p>CCV: 17; RCV: 4</text:p>
          </table:table-cell>
          <table:table-cell table:style-name="ce19" table:number-columns-repeated="2"/>
          <table:table-cell table:style-name="ce19" office:value-type="float" office:value="35.6" calcext:value-type="float">
            <text:p>35.6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SN_dec + <text:s/>+ SG_lvl <text:s/>+ L_cplex</text:p>
          </table:table-cell>
          <table:table-cell table:style-name="ce19" office:value-type="string" calcext:value-type="string">
            <text:p>R =1.26, Scale = 1.2, iter = 30</text:p>
          </table:table-cell>
          <table:table-cell table:style-name="ce71" table:formula="of:=100*ABS([.B63]-[.B11]) / [.B11]" office:value-type="float" office:value="1.66257531800938" calcext:value-type="float">
            <text:p>1.6626</text:p>
          </table:table-cell>
          <table:table-cell table:number-columns-repeated="54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85.39" calcext:value-type="float">
            <text:p>85.39</text:p>
          </table:table-cell>
          <table:table-cell office:value-type="string" calcext:value-type="string">
            <text:p>CCV: 26; RCV: 14</text:p>
          </table:table-cell>
          <table:table-cell table:number-columns-repeated="2"/>
          <table:table-cell office:value-type="float" office:value="524.38" calcext:value-type="float">
            <text:p>524.3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SG_lvl <text:s/>+ L_cplex</text:p>
          </table:table-cell>
          <table:table-cell office:value-type="string" calcext:value-type="string">
            <text:p>R =1.26, Scale = 1.2, iter = 30</text:p>
          </table:table-cell>
          <table:table-cell table:style-name="ce71" table:formula="of:=100*ABS([.B64]-[.B12]) / [.B12]" office:value-type="float" office:value="4.74118697010263" calcext:value-type="float">
            <text:p>4.7412</text:p>
          </table:table-cell>
          <table:table-cell table:number-columns-repeated="54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 office:value-type="float" office:value="79.26" calcext:value-type="float">
            <text:p>79.26</text:p>
          </table:table-cell>
          <table:table-cell office:value-type="string" calcext:value-type="string">
            <text:p>CCV: 25; RCV: 10</text:p>
          </table:table-cell>
          <table:table-cell table:number-columns-repeated="2"/>
          <table:table-cell office:value-type="float" office:value="2072.34" calcext:value-type="float">
            <text:p>2072.34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SG_lvl <text:s/>+ L_cplex</text:p>
          </table:table-cell>
          <table:table-cell office:value-type="string" calcext:value-type="string">
            <text:p>R =1.26, Scale = 1.2, iter = 23</text:p>
          </table:table-cell>
          <table:table-cell table:style-name="ce71" table:formula="of:=100*ABS([.B65]-[.B13]) / [.B13]" office:value-type="float" office:value="5.28202676864245" calcext:value-type="float">
            <text:p>5.2820</text:p>
          </table:table-cell>
          <table:table-cell table:number-columns-repeated="54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 office:value-type="float" office:value="80.08" calcext:value-type="float">
            <text:p>80.08</text:p>
          </table:table-cell>
          <table:table-cell office:value-type="string" calcext:value-type="string">
            <text:p>CCV: 30; RCV: 16</text:p>
          </table:table-cell>
          <table:table-cell table:number-columns-repeated="2"/>
          <table:table-cell office:value-type="float" office:value="51.44" calcext:value-type="float">
            <text:p>51.44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SG_lvl <text:s/>+ L_cplex</text:p>
          </table:table-cell>
          <table:table-cell office:value-type="string" calcext:value-type="string">
            <text:p>R =1.26, Scale = 1.2, iter = 13</text:p>
          </table:table-cell>
          <table:table-cell table:style-name="ce71" table:formula="of:=100*ABS([.B66]-[.B14]) / [.B14]" office:value-type="float" office:value="5.06224066390041" calcext:value-type="float">
            <text:p>5.0622</text:p>
          </table:table-cell>
          <table:table-cell table:number-columns-repeated="54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 office:value-type="float" office:value="79.88" calcext:value-type="float">
            <text:p>79.88</text:p>
          </table:table-cell>
          <table:table-cell table:style-name="ce20" office:value-type="string" calcext:value-type="string">
            <text:p>CCV: 30; RCV: 18</text:p>
          </table:table-cell>
          <table:table-cell table:style-name="ce20" table:number-columns-repeated="2"/>
          <table:table-cell table:style-name="ce20" office:value-type="float" office:value="597.26" calcext:value-type="float">
            <text:p>597.26</text:p>
          </table:table-cell>
          <table:table-cell table:style-name="ce20" office:value-type="string" calcext:value-type="string">
            <text:p>Linearized Constraints</text:p>
          </table:table-cell>
          <table:table-cell table:style-name="ce20" office:value-type="string" calcext:value-type="string">
            <text:p>SN_dec + <text:s/>+ SG_lvl <text:s/>+ L_cplex</text:p>
          </table:table-cell>
          <table:table-cell table:style-name="ce20" office:value-type="string" calcext:value-type="string">
            <text:p>R =1.26, Scale = 1.2, iter = 9</text:p>
          </table:table-cell>
          <table:table-cell table:style-name="ce72" table:formula="of:=100*ABS([.B67]-[.B15]) / [.B15]" office:value-type="float" office:value="6.20009394081729" calcext:value-type="float">
            <text:p>6.2001</text:p>
          </table:table-cell>
          <table:table-cell table:style-name="ce74" table:formula="of:=AVERAGE([.J63:.J67])" office:value-type="float" office:value="4.58962473229443" calcext:value-type="float">
            <text:p>4.58962473229443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7.02" calcext:value-type="float">
            <text:p>87.02</text:p>
          </table:table-cell>
          <table:table-cell table:style-name="ce21" office:value-type="string" calcext:value-type="string">
            <text:p>CCV: 18; RCV: 14</text:p>
          </table:table-cell>
          <table:table-cell table:style-name="ce21" table:number-columns-repeated="2"/>
          <table:table-cell table:style-name="ce21" office:value-type="float" office:value="25.7" calcext:value-type="float">
            <text:p>25.7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SN_dec + <text:s/>+ SG_lvl <text:s/>+ L_cplex</text:p>
          </table:table-cell>
          <table:table-cell table:style-name="ce31" office:value-type="string" calcext:value-type="string">
            <text:p>R =1.26, Scale = 1.2, iter = 30</text:p>
          </table:table-cell>
          <table:table-cell table:style-name="ce71" table:formula="of:=100*ABS([.B69]-[.B17]) / [.B17]" office:value-type="float" office:value="2.90113813880831" calcext:value-type="float">
            <text:p>2.9011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3.48" calcext:value-type="float">
            <text:p>83.48</text:p>
          </table:table-cell>
          <table:table-cell office:value-type="string" calcext:value-type="string">
            <text:p>CCV: 23; RCV: 18</text:p>
          </table:table-cell>
          <table:table-cell table:number-columns-repeated="2"/>
          <table:table-cell office:value-type="float" office:value="202.28" calcext:value-type="float">
            <text:p>202.28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SG_lvl <text:s/>+ L_cplex</text:p>
          </table:table-cell>
          <table:table-cell table:style-name="ce32" office:value-type="string" calcext:value-type="string">
            <text:p>R =1.26, Scale = 1.2, iter = 27</text:p>
          </table:table-cell>
          <table:table-cell table:style-name="ce71" table:formula="of:=100*ABS([.B70]-[.B18]) / [.B18]" office:value-type="float" office:value="6.87193217313699" calcext:value-type="float">
            <text:p>6.8719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CCV: 22; RCV: 23</text:p>
          </table:table-cell>
          <table:table-cell table:number-columns-repeated="2"/>
          <table:table-cell office:value-type="float" office:value="215.1" calcext:value-type="float">
            <text:p>215.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SG_lvl <text:s/>+ L_cplex</text:p>
          </table:table-cell>
          <table:table-cell table:style-name="ce32" office:value-type="string" calcext:value-type="string">
            <text:p>R =1.26, Scale = 1.2, iter = 24</text:p>
          </table:table-cell>
          <table:table-cell table:style-name="ce71" table:formula="of:=100*ABS([.B71]-[.B19]) / [.B19]" office:value-type="float" office:value="6.85946462715106" calcext:value-type="float">
            <text:p>6.859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CCV: 17; RCV: 26</text:p>
          </table:table-cell>
          <table:table-cell table:number-columns-repeated="2"/>
          <table:table-cell office:value-type="float" office:value="106.3" calcext:value-type="float">
            <text:p>106.3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SG_lvl <text:s/>+ L_cplex</text:p>
          </table:table-cell>
          <table:table-cell table:style-name="ce32" office:value-type="string" calcext:value-type="string">
            <text:p>R =1.26, Scale = 1.2, iter = 29</text:p>
          </table:table-cell>
          <table:table-cell table:style-name="ce71" table:formula="of:=100*ABS([.B72]-[.B20]) / [.B20]" office:value-type="float" office:value="5.0385299347955" calcext:value-type="float">
            <text:p>5.0385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8.83" calcext:value-type="float">
            <text:p>78.83</text:p>
          </table:table-cell>
          <table:table-cell table:style-name="ce22" office:value-type="string" calcext:value-type="string">
            <text:p>CCV: 22; RCV: 28</text:p>
          </table:table-cell>
          <table:table-cell table:style-name="ce22" table:number-columns-repeated="2"/>
          <table:table-cell table:style-name="ce22" office:value-type="float" office:value="91.08" calcext:value-type="float">
            <text:p>91.08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SN_dec + <text:s/>+ SG_lvl <text:s/>+ L_cplex</text:p>
          </table:table-cell>
          <table:table-cell table:style-name="ce33" office:value-type="string" calcext:value-type="string">
            <text:p>R =1.26, Scale = 1.2, iter = 13</text:p>
          </table:table-cell>
          <table:table-cell table:style-name="ce72" table:formula="of:=100*ABS([.B73]-[.B21]) / [.B21]" office:value-type="float" office:value="7.43306716768436" calcext:value-type="float">
            <text:p>7.4331</text:p>
          </table:table-cell>
          <table:table-cell table:style-name="ce74" table:formula="of:=AVERAGE([.J69:.J73])" office:value-type="float" office:value="5.82082640831524" calcext:value-type="float">
            <text:p>5.82082640831524</text:p>
          </table:table-cell>
          <table:table-cell table:number-columns-repeated="53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63.38" calcext:value-type="float">
            <text:p>63.38</text:p>
          </table:table-cell>
          <table:table-cell table:style-name="ce21" office:value-type="string" calcext:value-type="string">
            <text:p>CCV: 19; RCV: 0</text:p>
          </table:table-cell>
          <table:table-cell table:style-name="ce21" office:value-type="float" office:value="90.93" calcext:value-type="float">
            <text:p>90.93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4.32" calcext:value-type="float">
            <text:p>14.32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VS_dec + FR_rest + CP_prox <text:s/>+ L_cplex + C_ipopt</text:p>
          </table:table-cell>
          <table:table-cell table:style-name="ce31" office:value-type="string" calcext:value-type="string">
            <text:p>LM_max = 7.0, iter = 26</text:p>
          </table:table-cell>
          <table:table-cell table:style-name="ce71" table:formula="of:=100*ABS([.B75]-[.B11]) / [.B11]" office:value-type="float" office:value="29.2791787547422" calcext:value-type="float">
            <text:p>29.2792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65.05" calcext:value-type="float">
            <text:p>65.05</text:p>
          </table:table-cell>
          <table:table-cell office:value-type="string" calcext:value-type="string">
            <text:p>CCV: 18; RCV: 0</text:p>
          </table:table-cell>
          <table:table-cell office:value-type="float" office:value="97.68" calcext:value-type="float">
            <text:p>97.68</text:p>
          </table:table-cell>
          <table:table-cell office:value-type="string" calcext:value-type="string">
            <text:p>CCV: 0; RCV: 0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7.0, iter = 26</text:p>
          </table:table-cell>
          <table:table-cell table:style-name="ce71" table:formula="of:=100*ABS([.B76]-[.B12]) / [.B12]" office:value-type="float" office:value="27.4319500223115" calcext:value-type="float">
            <text:p>27.4320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36.08" calcext:value-type="float">
            <text:p>36.08</text:p>
          </table:table-cell>
          <table:table-cell office:value-type="string" calcext:value-type="string">
            <text:p>CCV: 19; RCV: 0</text:p>
          </table:table-cell>
          <table:table-cell office:value-type="float" office:value="89.55" calcext:value-type="float">
            <text:p>89.55</text:p>
          </table:table-cell>
          <table:table-cell office:value-type="string" calcext:value-type="string">
            <text:p>CCV: 0; RCV: 0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7.0, iter = 26</text:p>
          </table:table-cell>
          <table:table-cell table:style-name="ce71" table:formula="of:=100*ABS([.B77]-[.B13]) / [.B13]" office:value-type="float" office:value="56.8833652007648" calcext:value-type="float">
            <text:p>56.8834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CCV: 29; RCV: 0</text:p>
          </table:table-cell>
          <table:table-cell office:value-type="float" office:value="87.69" calcext:value-type="float">
            <text:p>87.69</text:p>
          </table:table-cell>
          <table:table-cell office:value-type="string" calcext:value-type="string">
            <text:p>CCV: 0; RCV: 0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7.0, iter = 26</text:p>
          </table:table-cell>
          <table:table-cell table:style-name="ce71" table:formula="of:=100*ABS([.B78]-[.B14]) / [.B14]" office:value-type="float" office:value="54.0604623592175" calcext:value-type="float">
            <text:p>54.0605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34.46" calcext:value-type="float">
            <text:p>34.46</text:p>
          </table:table-cell>
          <table:table-cell table:style-name="ce22" office:value-type="string" calcext:value-type="string">
            <text:p>CCV: 32; RCV: 0</text:p>
          </table:table-cell>
          <table:table-cell table:style-name="ce22" office:value-type="float" office:value="92.54" calcext:value-type="float">
            <text:p>92.54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6.38" calcext:value-type="float">
            <text:p>16.38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VS_dec + FR_rest + CP_prox <text:s/>+ L_cplex + C_ipopt</text:p>
          </table:table-cell>
          <table:table-cell table:style-name="ce33" office:value-type="string" calcext:value-type="string">
            <text:p>LM_max = 7.0, iter = 26</text:p>
          </table:table-cell>
          <table:table-cell table:style-name="ce72" table:formula="of:=100*ABS([.B79]-[.B15]) / [.B15]" office:value-type="float" office:value="59.5349929544387" calcext:value-type="float">
            <text:p>59.5350</text:p>
          </table:table-cell>
          <table:table-cell table:style-name="ce74" table:formula="of:=AVERAGE([.J75:.J79])" office:value-type="float" office:value="45.437989858295" calcext:value-type="float">
            <text:p>45.437989858295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5.61" calcext:value-type="float">
            <text:p>85.61</text:p>
          </table:table-cell>
          <table:table-cell table:style-name="ce21" office:value-type="string" calcext:value-type="string">
            <text:p>CCV: 0; RCV: 24</text:p>
          </table:table-cell>
          <table:table-cell table:style-name="ce21" table:number-columns-repeated="2"/>
          <table:table-cell table:style-name="ce21" office:value-type="float" office:value="14.97" calcext:value-type="float">
            <text:p>14.97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VS_dec + FR_rest + CP_prox <text:s/>+ L_cplex + C_ipopt</text:p>
          </table:table-cell>
          <table:table-cell table:style-name="ce31" office:value-type="string" calcext:value-type="string">
            <text:p>LM_max = 0.6, iter = 26. First the best.</text:p>
          </table:table-cell>
          <table:table-cell table:style-name="ce71" table:formula="of:=100*ABS([.B81]-[.B17]) / [.B17]" office:value-type="float" office:value="4.47444766793127" calcext:value-type="float">
            <text:p>4.474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5.12" calcext:value-type="float">
            <text:p>85.12</text:p>
          </table:table-cell>
          <table:table-cell office:value-type="string" calcext:value-type="string">
            <text:p>CCV: 0; RCV: 24</text:p>
          </table:table-cell>
          <table:table-cell table:number-columns-repeated="2"/>
          <table:table-cell office:value-type="float" office:value="14.11" calcext:value-type="float">
            <text:p>14.1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0.6, iter = 26. First the best.</text:p>
          </table:table-cell>
          <table:table-cell table:style-name="ce71" table:formula="of:=100*ABS([.B82]-[.B18]) / [.B18]" office:value-type="float" office:value="5.04239178937974" calcext:value-type="float">
            <text:p>5.0424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CCV: 0; RCV: 24</text:p>
          </table:table-cell>
          <table:table-cell table:number-columns-repeated="2"/>
          <table:table-cell office:value-type="float" office:value="13.06" calcext:value-type="float">
            <text:p>13.0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1.6, iter = 26. First the best.</text:p>
          </table:table-cell>
          <table:table-cell table:style-name="ce71" table:formula="of:=100*ABS([.B83]-[.B19]) / [.B19]" office:value-type="float" office:value="9.95458891013386" calcext:value-type="float">
            <text:p>9.9546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9.31" calcext:value-type="float">
            <text:p>79.31</text:p>
          </table:table-cell>
          <table:table-cell office:value-type="string" calcext:value-type="string">
            <text:p>CCV: 0; RCV: 24</text:p>
          </table:table-cell>
          <table:table-cell table:number-columns-repeated="2"/>
          <table:table-cell office:value-type="float" office:value="14.51" calcext:value-type="float">
            <text:p>14.5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1.6, iter = 26. First the best.</text:p>
          </table:table-cell>
          <table:table-cell table:style-name="ce71" table:formula="of:=100*ABS([.B84]-[.B20]) / [.B20]" office:value-type="float" office:value="5.97510373443983" calcext:value-type="float">
            <text:p>5.9751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1.44" calcext:value-type="float">
            <text:p>81.44</text:p>
          </table:table-cell>
          <table:table-cell table:style-name="ce22" office:value-type="string" calcext:value-type="string">
            <text:p>CCV: 0; RCV: 24</text:p>
          </table:table-cell>
          <table:table-cell table:style-name="ce22" table:number-columns-repeated="2"/>
          <table:table-cell table:style-name="ce22" office:value-type="float" office:value="15.03" calcext:value-type="float">
            <text:p>15.03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VS_dec + FR_rest + CP_prox <text:s/>+ L_cplex + C_ipopt</text:p>
          </table:table-cell>
          <table:table-cell table:style-name="ce33" office:value-type="string" calcext:value-type="string">
            <text:p>LM_max = 1.6, iter = 26. First the best.</text:p>
          </table:table-cell>
          <table:table-cell table:style-name="ce72" table:formula="of:=100*ABS([.B85]-[.B21]) / [.B21]" office:value-type="float" office:value="4.36824800375763" calcext:value-type="float">
            <text:p>4.3682</text:p>
          </table:table-cell>
          <table:table-cell table:style-name="ce74" table:formula="of:=AVERAGE([.J81:.J85])" office:value-type="float" office:value="5.96295602112846" calcext:value-type="float">
            <text:p>5.9629560211284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53.53" calcext:value-type="float">
            <text:p>53.53</text:p>
          </table:table-cell>
          <table:table-cell table:style-name="ce21" office:value-type="string" calcext:value-type="string">
            <text:p>CCV: 30; RCV: 0</text:p>
          </table:table-cell>
          <table:table-cell table:style-name="ce21" office:value-type="float" office:value="97.07" calcext:value-type="float">
            <text:p>97.07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4.04" calcext:value-type="float">
            <text:p>4.04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VS_dec + FR_rest + SG_lvl <text:s/>+ L_cplex</text:p>
          </table:table-cell>
          <table:table-cell table:style-name="ce31" office:value-type="string" calcext:value-type="string">
            <text:p>R = 18.86, Scale = 1.8, iter = 60</text:p>
          </table:table-cell>
          <table:table-cell table:style-name="ce71" table:formula="of:=100*ABS([.B87]-[.B11]) / [.B11]" office:value-type="float" office:value="40.2700290113814" calcext:value-type="float">
            <text:p>40.2700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48.27" calcext:value-type="float">
            <text:p>48.27</text:p>
          </table:table-cell>
          <table:table-cell office:value-type="string" calcext:value-type="string">
            <text:p>CCV: 41; RCV: 0</text:p>
          </table:table-cell>
          <table:table-cell office:value-type="float" office:value="98.97" calcext:value-type="float">
            <text:p>98.97</text:p>
          </table:table-cell>
          <table:table-cell office:value-type="string" calcext:value-type="string">
            <text:p>CCV: 0; RCV: 0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18.86, Scale = 1.8, iter = 60</text:p>
          </table:table-cell>
          <table:table-cell table:style-name="ce71" table:formula="of:=100*ABS([.B88]-[.B12]) / [.B12]" office:value-type="float" office:value="46.1512717536814" calcext:value-type="float">
            <text:p>46.1513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CCV: 32; RCV: 0</text:p>
          </table:table-cell>
          <table:table-cell office:value-type="float" office:value="90.62" calcext:value-type="float">
            <text:p>90.62</text:p>
          </table:table-cell>
          <table:table-cell office:value-type="string" calcext:value-type="string">
            <text:p>CCV: 0; RCV: 0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18.86, Scale = 1.8, iter = 60</text:p>
          </table:table-cell>
          <table:table-cell table:style-name="ce71" table:formula="of:=100*ABS([.B89]-[.B13]) / [.B13]" office:value-type="float" office:value="70.6022944550669" calcext:value-type="float">
            <text:p>70.6023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CCV: 38; RCV: 0</text:p>
          </table:table-cell>
          <table:table-cell office:value-type="float" office:value="92.31" calcext:value-type="float">
            <text:p>92.31</text:p>
          </table:table-cell>
          <table:table-cell office:value-type="string" calcext:value-type="string">
            <text:p>CCV: 0; RCV: 0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18.86, Scale = 1.8, iter = 60</text:p>
          </table:table-cell>
          <table:table-cell table:style-name="ce71" table:formula="of:=100*ABS([.B90]-[.B14]) / [.B14]" office:value-type="float" office:value="65.1096621221103" calcext:value-type="float">
            <text:p>65.1097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0.5" calcext:value-type="float">
            <text:p>20.5</text:p>
          </table:table-cell>
          <table:table-cell table:style-name="ce22" office:value-type="string" calcext:value-type="string">
            <text:p>CCV: 39; RCV: 0</text:p>
          </table:table-cell>
          <table:table-cell table:style-name="ce22" office:value-type="float" office:value="94.11" calcext:value-type="float">
            <text:p>94.11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4.27" calcext:value-type="float">
            <text:p>4.27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VS_dec + FR_rest + SG_lvl <text:s/>+ L_cplex</text:p>
          </table:table-cell>
          <table:table-cell table:style-name="ce33" office:value-type="string" calcext:value-type="string">
            <text:p>R = 18.86, Scale = 1.8, iter = 60</text:p>
          </table:table-cell>
          <table:table-cell table:style-name="ce72" table:formula="of:=100*ABS([.B91]-[.B15]) / [.B15]" office:value-type="float" office:value="75.9276655706905" calcext:value-type="float">
            <text:p>75.9277</text:p>
          </table:table-cell>
          <table:table-cell table:style-name="ce74" table:formula="of:=AVERAGE([.J87:.J91])" office:value-type="float" office:value="59.6121845825861" calcext:value-type="float">
            <text:p>59.6121845825861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5.79" calcext:value-type="float">
            <text:p>85.79</text:p>
          </table:table-cell>
          <table:table-cell table:style-name="ce21" office:value-type="string" calcext:value-type="string">
            <text:p>CCV: 3; RCV: 24</text:p>
          </table:table-cell>
          <table:table-cell table:style-name="ce21" table:number-columns-repeated="2"/>
          <table:table-cell table:style-name="ce21" office:value-type="float" office:value="1.86" calcext:value-type="float">
            <text:p>1.86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VS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style-name="ce71" table:formula="of:=100*ABS([.B93]-[.B17]) / [.B17]" office:value-type="float" office:value="4.27359964293684" calcext:value-type="float">
            <text:p>4.2736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5.34" calcext:value-type="float">
            <text:p>85.34</text:p>
          </table:table-cell>
          <table:table-cell office:value-type="string" calcext:value-type="string">
            <text:p>CCV: 3; RCV: 26</text:p>
          </table:table-cell>
          <table:table-cell table:number-columns-repeated="2"/>
          <table:table-cell office:value-type="float" office:value="2.02" calcext:value-type="float">
            <text:p>2.02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94]-[.B18]) / [.B18]" office:value-type="float" office:value="4.79696564033913" calcext:value-type="float">
            <text:p>4.7970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5.55" calcext:value-type="float">
            <text:p>75.55</text:p>
          </table:table-cell>
          <table:table-cell office:value-type="string" calcext:value-type="string">
            <text:p>CCV: 0; RCV: 24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95]-[.B19]) / [.B19]" office:value-type="float" office:value="9.71558317399619" calcext:value-type="float">
            <text:p>9.7156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CCV: 2; RCV: 22</text:p>
          </table:table-cell>
          <table:table-cell table:number-columns-repeated="2"/>
          <table:table-cell office:value-type="float" office:value="2.13" calcext:value-type="float">
            <text:p>2.13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96]-[.B20]) / [.B20]" office:value-type="float" office:value="5.73799644339062" calcext:value-type="float">
            <text:p>5.7380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1.7" calcext:value-type="float">
            <text:p>81.7</text:p>
          </table:table-cell>
          <table:table-cell table:style-name="ce22" office:value-type="string" calcext:value-type="string">
            <text:p>CCV: 1; RCV: 30</text:p>
          </table:table-cell>
          <table:table-cell table:style-name="ce22" table:number-columns-repeated="2"/>
          <table:table-cell table:style-name="ce22" office:value-type="float" office:value="1.95" calcext:value-type="float">
            <text:p>1.95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VS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style-name="ce72" table:formula="of:=100*ABS([.B97]-[.B21]) / [.B21]" office:value-type="float" office:value="4.06294034758102" calcext:value-type="float">
            <text:p>4.0629</text:p>
          </table:table-cell>
          <table:table-cell table:style-name="ce74" table:formula="of:=AVERAGE([.J93:.J97])" office:value-type="float" office:value="5.71741704964876" calcext:value-type="float">
            <text:p>5.7174170496487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79.36" calcext:value-type="float">
            <text:p>79.36</text:p>
          </table:table-cell>
          <table:table-cell table:style-name="ce21" office:value-type="string" calcext:value-type="string">
            <text:p>CCV: 9; RCV: 0</text:p>
          </table:table-cell>
          <table:table-cell table:style-name="ce21" office:value-type="float" office:value="94.93" calcext:value-type="float">
            <text:p>94.93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ng_GLPK + FlowRateAllocating_IPOPT</text:p>
          </table:table-cell>
          <table:table-cell table:style-name="ce31" office:value-type="string" calcext:value-type="string">
            <text:p>UB INVALID FOR BnB</text:p>
          </table:table-cell>
          <table:table-cell table:style-name="ce71" table:formula="of:=100*ABS([.B99]-[.B11]) / [.B11]" office:value-type="float" office:value="11.448337424682" calcext:value-type="float">
            <text:p>11.4483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CCV: 11; RCV: 0</text:p>
          </table:table-cell>
          <table:table-cell office:value-type="float" office:value="95.11" calcext:value-type="float">
            <text:p>95.11</text:p>
          </table:table-cell>
          <table:table-cell office:value-type="string" calcext:value-type="string">
            <text:p>CCV: 0; RCV: 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100]-[.B12]) / [.B12]" office:value-type="float" office:value="10.0847835787595" calcext:value-type="float">
            <text:p>10.0848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7.35" calcext:value-type="float">
            <text:p>77.35</text:p>
          </table:table-cell>
          <table:table-cell office:value-type="string" calcext:value-type="string">
            <text:p>CCV: 10; RCV: 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CCV: 0; RCV: 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101]-[.B13]) / [.B13]" office:value-type="float" office:value="7.56453154875718" calcext:value-type="float">
            <text:p>7.564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CCV: 14; RCV: 0</text:p>
          </table:table-cell>
          <table:table-cell office:value-type="float" office:value="92.18" calcext:value-type="float">
            <text:p>92.18</text:p>
          </table:table-cell>
          <table:table-cell office:value-type="string" calcext:value-type="string">
            <text:p>CCV: 0; RCV: 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102]-[.B14]) / [.B14]" office:value-type="float" office:value="5.6312981624185" calcext:value-type="float">
            <text:p>5.6313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8.99" calcext:value-type="float">
            <text:p>78.99</text:p>
          </table:table-cell>
          <table:table-cell table:style-name="ce22" office:value-type="string" calcext:value-type="string">
            <text:p>CCV: 5; RCV: 0</text:p>
          </table:table-cell>
          <table:table-cell table:style-name="ce22" office:value-type="float" office:value="92.81" calcext:value-type="float">
            <text:p>92.81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ng_GLPK + FlowRateAllocating_IPOPT</text:p>
          </table:table-cell>
          <table:table-cell table:style-name="ce33" office:value-type="string" calcext:value-type="string">
            <text:p>UB INVALID FOR BnB</text:p>
          </table:table-cell>
          <table:table-cell table:style-name="ce72" table:formula="of:=100*ABS([.B103]-[.B15]) / [.B15]" office:value-type="float" office:value="7.24518553311414" calcext:value-type="float">
            <text:p>7.2452</text:p>
          </table:table-cell>
          <table:table-cell table:style-name="ce74" table:formula="of:=AVERAGE([.J99:.J103])" office:value-type="float" office:value="8.39482724954626" calcext:value-type="float">
            <text:p>8.3948272495462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73.1" calcext:value-type="float">
            <text:p>73.1</text:p>
          </table:table-cell>
          <table:table-cell table:style-name="ce21" office:value-type="string" calcext:value-type="string">
            <text:p>CCV: 14; RCV: 0</text:p>
          </table:table-cell>
          <table:table-cell table:style-name="ce21" office:value-type="float" office:value="96.06" calcext:value-type="float">
            <text:p>96.06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ing_Dijkstra + FlowRateAllocating_IPOPT</text:p>
          </table:table-cell>
          <table:table-cell table:style-name="ce31"/>
          <table:table-cell table:style-name="ce71" table:formula="of:=100*ABS([.B105]-[.B11]) / [.B11]" office:value-type="float" office:value="18.4333854050435" calcext:value-type="float">
            <text:p>18.433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71.41" calcext:value-type="float">
            <text:p>71.41</text:p>
          </table:table-cell>
          <table:table-cell office:value-type="string" calcext:value-type="string">
            <text:p>CCV: 14; RCV: 0</text:p>
          </table:table-cell>
          <table:table-cell office:value-type="float" office:value="103.29" calcext:value-type="float">
            <text:p>103.29</text:p>
          </table:table-cell>
          <table:table-cell office:value-type="string" calcext:value-type="string">
            <text:p>CCV: 0; RCV: 0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106]-[.B12]) / [.B12]" office:value-type="float" office:value="20.3369031682285" calcext:value-type="float">
            <text:p>20.3369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69.65" calcext:value-type="float">
            <text:p>69.65</text:p>
          </table:table-cell>
          <table:table-cell office:value-type="string" calcext:value-type="string">
            <text:p>CCV: 15; RCV: 0</text:p>
          </table:table-cell>
          <table:table-cell office:value-type="float" office:value="94.56" calcext:value-type="float">
            <text:p>94.56</text:p>
          </table:table-cell>
          <table:table-cell office:value-type="string" calcext:value-type="string">
            <text:p>CCV: 0; RCV: 0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107]-[.B13]) / [.B13]" office:value-type="float" office:value="16.7662523900574" calcext:value-type="float">
            <text:p>16.7663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0.35" calcext:value-type="float">
            <text:p>70.35</text:p>
          </table:table-cell>
          <table:table-cell office:value-type="string" calcext:value-type="string">
            <text:p>CCV: 16; RCV: 0</text:p>
          </table:table-cell>
          <table:table-cell office:value-type="float" office:value="94.79" calcext:value-type="float">
            <text:p>94.79</text:p>
          </table:table-cell>
          <table:table-cell office:value-type="string" calcext:value-type="string">
            <text:p>CCV: 0; RCV: 0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108]-[.B14]) / [.B14]" office:value-type="float" office:value="16.597510373444" calcext:value-type="float">
            <text:p>16.5975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3.47" calcext:value-type="float">
            <text:p>73.47</text:p>
          </table:table-cell>
          <table:table-cell table:style-name="ce22" office:value-type="string" calcext:value-type="string">
            <text:p>CCV: 13; RCV: 0</text:p>
          </table:table-cell>
          <table:table-cell table:style-name="ce22" office:value-type="float" office:value="97.44" calcext:value-type="float">
            <text:p>97.44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5.37" calcext:value-type="float">
            <text:p>5.37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ing_Dijkstra + FlowRateAllocating_IPOPT</text:p>
          </table:table-cell>
          <table:table-cell table:style-name="ce33"/>
          <table:table-cell table:style-name="ce72" table:formula="of:=100*ABS([.B109]-[.B15]) / [.B15]" office:value-type="float" office:value="13.7271019257868" calcext:value-type="float">
            <text:p>13.7271</text:p>
          </table:table-cell>
          <table:table-cell table:style-name="ce74" table:formula="of:=AVERAGE([.J105:.J109])" office:value-type="float" office:value="17.172230652512" calcext:value-type="float">
            <text:p>17.172230652512</text:p>
          </table:table-cell>
          <table:table-cell table:number-columns-repeated="53"/>
        </table:table-row>
        <table:table-row table:style-name="ro2" table:number-rows-repeated="5">
          <table:table-cell table:style-name="Default" table:number-columns-repeated="9"/>
          <table:table-cell table:number-columns-repeated="55"/>
        </table:table-row>
        <table:table-row table:style-name="ro2" table:number-rows-repeated="10484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ediumNetwor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5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 table:style-name="ce2" office:value-type="string" calcext:value-type="string" table:number-columns-spanned="8" table:number-rows-spanned="1">
            <text:p>Network description</text:p>
          </table:table-cell>
          <table:covered-table-cell table:number-columns-repeated="6" table:style-name="ce14"/>
          <table:covered-table-cell table:style-name="ce23"/>
          <table:table-cell table:number-columns-repeated="56"/>
        </table:table-row>
        <table:table-row table:style-name="ro1">
          <table:table-cell table:style-name="ce3" office:value-type="string" calcext:value-type="string">
            <text:p>Nodes Numbers:</text:p>
          </table:table-cell>
          <table:table-cell table:style-name="ce15" office:value-type="string" calcext:value-type="string">
            <text:p>Arcs Numbers:</text:p>
          </table:table-cell>
          <table:table-cell table:style-name="ce15" office:value-type="string" calcext:value-type="string">
            <text:p>External Arcs:</text:p>
          </table:table-cell>
          <table:table-cell table:style-name="ce15" office:value-type="string" calcext:value-type="string">
            <text:p>Nodes Sum:</text:p>
          </table:table-cell>
          <table:table-cell table:style-name="ce15" office:value-type="string" calcext:value-type="string">
            <text:p>Arcs Sum:</text:p>
          </table:table-cell>
          <table:table-cell table:style-name="ce15" office:value-type="string" calcext:value-type="string">
            <text:p>Flows:</text:p>
          </table:table-cell>
          <table:table-cell table:style-name="ce15" office:value-type="string" calcext:value-type="string">
            <text:p>Flow Rate Bounds:</text:p>
          </table:table-cell>
          <table:table-cell table:style-name="ce24" office:value-type="string" calcext:value-type="string">
            <text:p>Capacity Bounds: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[3, 12, 6, 4, 9. 8, 4, 3]</text:p>
          </table:table-cell>
          <table:table-cell table:style-name="ce16" office:value-type="string" calcext:value-type="string">
            <text:p>[8, 32, 22, 12, 16, 20, 12, 6]</text:p>
          </table:table-cell>
          <table:table-cell table:style-name="ce16" office:value-type="string" calcext:value-type="string">
            <text:p>[3, 3, 2, 2, 1, 2, 1, 1]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[0.01; 3]</text:p>
          </table:table-cell>
          <table:table-cell table:style-name="ce25" office:value-type="string" calcext:value-type="string">
            <text:p>[0.3; 1]</text:p>
          </table:table-cell>
          <table:table-cell table:number-columns-repeated="56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Primal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2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478.79" calcext:value-type="float">
            <text:p>478.79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cplex</text:p>
          </table:table-cell>
          <table:table-cell table:style-name="ce28"/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1111.43" calcext:value-type="float">
            <text:p>1111.4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 office:value-type="float" office:value="2000.15" calcext:value-type="float">
            <text:p>2000.1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8.7" calcext:value-type="float">
            <text:p>248.7</text:p>
          </table:table-cell>
          <table:table-cell office:value-type="string" calcext:value-type="string">
            <text:p>CCV: 0; RCV: 0</text:p>
          </table:table-cell>
          <table:table-cell office:value-type="float" office:value="2000.15" calcext:value-type="float">
            <text:p>2000.1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555" calcext:value-type="float">
            <text:p>555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52.98" calcext:value-type="float">
            <text:p>252.98</text:p>
          </table:table-cell>
          <table:table-cell office:value-type="string" calcext:value-type="string">
            <text:p>CCV: 0; RCV: 0</text:p>
          </table:table-cell>
          <table:table-cell office:value-type="float" office:value="2000.18" calcext:value-type="float">
            <text:p>2000.1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666" calcext:value-type="float">
            <text:p>666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496.38" calcext:value-type="float">
            <text:p>496.38</text:p>
          </table:table-cell>
          <table:table-cell table:style-name="ce36" office:value-type="string" calcext:value-type="string">
            <text:p>Linearized Constraints</text:p>
          </table:table-cell>
          <table:table-cell table:style-name="ce36" office:value-type="string" calcext:value-type="string">
            <text:p>cplex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34" office:value-type="float" office:value="777" calcext:value-type="float">
            <text:p>777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46.6" calcext:value-type="float">
            <text:p>246.6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43" calcext:value-type="float">
            <text:p>2000.43</text:p>
          </table:table-cell>
          <table:table-cell table:style-name="ce36" office:value-type="string" calcext:value-type="string">
            <text:p>Linearized Constraints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34" office:value-type="float" office:value="888" calcext:value-type="float">
            <text:p>888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38.53" calcext:value-type="float">
            <text:p>238.53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18" calcext:value-type="float">
            <text:p>2000.18</text:p>
          </table:table-cell>
          <table:table-cell table:style-name="ce36" office:value-type="string" calcext:value-type="string">
            <text:p>Linearized Constraints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35" office:value-type="float" office:value="999" calcext:value-type="float">
            <text:p>999</text:p>
          </table:table-cell>
          <table:table-cell table:style-name="ce37"/>
          <table:table-cell table:style-name="ce37" office:value-type="string" calcext:value-type="string">
            <text:p>CCV: 0; RCV: 0</text:p>
          </table:table-cell>
          <table:table-cell table:style-name="ce37" office:value-type="float" office:value="258.38" calcext:value-type="float">
            <text:p>258.38</text:p>
          </table:table-cell>
          <table:table-cell table:style-name="ce37" office:value-type="string" calcext:value-type="string">
            <text:p>CCV: 0; RCV: 0</text:p>
          </table:table-cell>
          <table:table-cell table:style-name="ce37" office:value-type="float" office:value="2000.48" calcext:value-type="float">
            <text:p>2000.48</text:p>
          </table:table-cell>
          <table:table-cell table:style-name="ce37" office:value-type="string" calcext:value-type="string">
            <text:p>Linearized Constraints</text:p>
          </table:table-cell>
          <table:table-cell table:style-name="ce37" office:value-type="string" calcext:value-type="string">
            <text:p>cplex</text:p>
          </table:table-cell>
          <table:table-cell table:style-name="ce39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/>
          <table:table-cell table:style-name="ce19" office:value-type="string" calcext:value-type="string">
            <text:p>CCV: 0; RCV: 0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000.6" calcext:value-type="float">
            <text:p>2000.6</text:p>
          </table:table-cell>
          <table:table-cell table:style-name="ce19" office:value-type="string" calcext:value-type="string">
            <text:p>Alternative</text:p>
          </table:table-cell>
          <table:table-cell table:style-name="ce19" office:value-type="string" calcext:value-type="string">
            <text:p>cplex</text:p>
          </table:table-cell>
          <table:table-cell table:style-name="ce2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2000.26" calcext:value-type="float">
            <text:p>2000.2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 office:value-type="float" office:value="2000.55" calcext:value-type="float">
            <text:p>2000.55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8.66" calcext:value-type="float">
            <text:p>248.66</text:p>
          </table:table-cell>
          <table:table-cell office:value-type="string" calcext:value-type="string">
            <text:p>CCV: 0; RCV: 0</text:p>
          </table:table-cell>
          <table:table-cell office:value-type="float" office:value="2000.47" calcext:value-type="float">
            <text:p>2000.47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555" calcext:value-type="float">
            <text:p>555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52.98" calcext:value-type="float">
            <text:p>252.98</text:p>
          </table:table-cell>
          <table:table-cell office:value-type="string" calcext:value-type="string">
            <text:p>CCV: 0; RCV: 0</text:p>
          </table:table-cell>
          <table:table-cell office:value-type="float" office:value="2000.34" calcext:value-type="float">
            <text:p>2000.3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666" calcext:value-type="float">
            <text:p>666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57" calcext:value-type="float">
            <text:p>2000.57</text:p>
          </table:table-cell>
          <table:table-cell table:style-name="ce36" office:value-type="string" calcext:value-type="string">
            <text:p>Alternative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777" calcext:value-type="float">
            <text:p>777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46.6" calcext:value-type="float">
            <text:p>246.6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14" calcext:value-type="float">
            <text:p>2000.14</text:p>
          </table:table-cell>
          <table:table-cell table:style-name="ce36" office:value-type="string" calcext:value-type="string">
            <text:p>Alternative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888" calcext:value-type="float">
            <text:p>888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38.48" calcext:value-type="float">
            <text:p>238.48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38" calcext:value-type="float">
            <text:p>2000.38</text:p>
          </table:table-cell>
          <table:table-cell table:style-name="ce36" office:value-type="string" calcext:value-type="string">
            <text:p>Alternative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5" office:value-type="float" office:value="999" calcext:value-type="float">
            <text:p>999</text:p>
          </table:table-cell>
          <table:table-cell table:style-name="ce37"/>
          <table:table-cell table:style-name="ce37" office:value-type="string" calcext:value-type="string">
            <text:p>CCV: 0; RCV: 0</text:p>
          </table:table-cell>
          <table:table-cell table:style-name="ce37" office:value-type="float" office:value="258.38" calcext:value-type="float">
            <text:p>258.38</text:p>
          </table:table-cell>
          <table:table-cell table:style-name="ce37" office:value-type="string" calcext:value-type="string">
            <text:p>CCV: 0; RCV: 0</text:p>
          </table:table-cell>
          <table:table-cell table:style-name="ce37" office:value-type="float" office:value="2000.55" calcext:value-type="float">
            <text:p>2000.55</text:p>
          </table:table-cell>
          <table:table-cell table:style-name="ce37" office:value-type="string" calcext:value-type="string">
            <text:p>Alternative</text:p>
          </table:table-cell>
          <table:table-cell table:style-name="ce37" office:value-type="string" calcext:value-type="string">
            <text:p>cplex</text:p>
          </table:table-cell>
          <table:table-cell table:style-name="ce39" office:value-type="string" calcext:value-type="string">
            <text:p>Timeout</text:p>
          </table:table-cell>
          <table:table-cell table:number-columns-repeated="55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Decomposition</text:p>
          </table:table-cell>
          <table:covered-table-cell table:number-columns-repeated="7" table:style-name="ce17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2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style-name="ce27" office:value-type="string" calcext:value-type="string">
            <text:p>Duality Gap:</text:p>
          </table:table-cell>
          <table:table-cell table:number-columns-repeated="54"/>
        </table:table-row>
        <table:table-row table:style-name="ro4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9.03" calcext:value-type="float">
            <text:p>239.03</text:p>
          </table:table-cell>
          <table:table-cell table:style-name="ce21" office:value-type="string" calcext:value-type="string">
            <text:p>CCV: 17; RCV: 0</text:p>
          </table:table-cell>
          <table:table-cell table:style-name="ce21" office:value-type="float" office:value="250.01" calcext:value-type="float">
            <text:p>250.01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54.07" calcext:value-type="float">
            <text:p>154.07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6.0, iter = 66</text:p>
          </table:table-cell>
          <table:table-cell table:style-name="ce71" table:formula="of:=100*ABS([.B35]-[.D11]) / [.D11]" office:value-type="float" office:value="3.25805407155578" calcext:value-type="float">
            <text:p>3.2581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3.17" calcext:value-type="float">
            <text:p>233.17</text:p>
          </table:table-cell>
          <table:table-cell office:value-type="string" calcext:value-type="string">
            <text:p>CCV: 17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36]-[.D12]) / [.D12]" office:value-type="float" office:value="2.76074898869845" calcext:value-type="float">
            <text:p>2.7607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41.33" calcext:value-type="float">
            <text:p>241.33</text:p>
          </table:table-cell>
          <table:table-cell office:value-type="string" calcext:value-type="string">
            <text:p>CCV: 15; RCV: 0</text:p>
          </table:table-cell>
          <table:table-cell office:value-type="float" office:value="250.82" calcext:value-type="float">
            <text:p>250.82</text:p>
          </table:table-cell>
          <table:table-cell office:value-type="string" calcext:value-type="string">
            <text:p>CCV: 0; RCV: 0</text:p>
          </table:table-cell>
          <table:table-cell office:value-type="float" office:value="137.3" calcext:value-type="float">
            <text:p>137.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37]-[.D13]) / [.D13]" office:value-type="float" office:value="2.14500040548211" calcext:value-type="float">
            <text:p>2.1450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4.93" calcext:value-type="float">
            <text:p>234.93</text:p>
          </table:table-cell>
          <table:table-cell office:value-type="string" calcext:value-type="string">
            <text:p>CCV: 14; RCV: 0</text:p>
          </table:table-cell>
          <table:table-cell office:value-type="float" office:value="252.54" calcext:value-type="float">
            <text:p>252.54</text:p>
          </table:table-cell>
          <table:table-cell office:value-type="string" calcext:value-type="string">
            <text:p>CCV: 0; RCV: 0</text:p>
          </table:table-cell>
          <table:table-cell office:value-type="float" office:value="205.87" calcext:value-type="float">
            <text:p>205.87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38]-[.D14]) / [.D14]" office:value-type="float" office:value="5.53679131483715" calcext:value-type="float">
            <text:p>5.5368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50.49" calcext:value-type="float">
            <text:p>250.49</text:p>
          </table:table-cell>
          <table:table-cell table:style-name="ce22" office:value-type="string" calcext:value-type="string">
            <text:p>CCV: 13; RCV: 0</text:p>
          </table:table-cell>
          <table:table-cell table:style-name="ce22" office:value-type="float" office:value="257.5" calcext:value-type="float">
            <text:p>257.5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41.15" calcext:value-type="float">
            <text:p>141.15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6.0, iter = 66</text:p>
          </table:table-cell>
          <table:table-cell table:style-name="ce72" table:formula="of:=100*ABS([.B39]-[.D15]) / [.D15]" office:value-type="float" office:value="0.984267531030113" calcext:value-type="float">
            <text:p>0.9843</text:p>
          </table:table-cell>
          <table:table-cell table:style-name="ce74" table:formula="of:=AVERAGE([.J35:.J39])" office:value-type="float" office:value="2.93697246232072" calcext:value-type="float">
            <text:p>2.9369724623207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8.97" calcext:value-type="float">
            <text:p>238.97</text:p>
          </table:table-cell>
          <table:table-cell table:style-name="ce21" office:value-type="string" calcext:value-type="string">
            <text:p>CCV: 16; RCV: 0</text:p>
          </table:table-cell>
          <table:table-cell table:style-name="ce21" office:value-type="float" office:value="250.28" calcext:value-type="float">
            <text:p>250.28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345.64" calcext:value-type="float">
            <text:p>345.64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6.0, iter = 66</text:p>
          </table:table-cell>
          <table:table-cell table:style-name="ce71" table:formula="of:=100*ABS([.B41]-[.D21]) / [.D21]" office:value-type="float" office:value="3.28233770438725" calcext:value-type="float">
            <text:p>3.2823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3.11" calcext:value-type="float">
            <text:p>233.11</text:p>
          </table:table-cell>
          <table:table-cell office:value-type="string" calcext:value-type="string">
            <text:p>CCV: 14; RCV: 0</text:p>
          </table:table-cell>
          <table:table-cell office:value-type="float" office:value="242.78" calcext:value-type="float">
            <text:p>242.78</text:p>
          </table:table-cell>
          <table:table-cell office:value-type="string" calcext:value-type="string">
            <text:p>CCV: 0; RCV: 0</text:p>
          </table:table-cell>
          <table:table-cell office:value-type="float" office:value="201.82" calcext:value-type="float">
            <text:p>201.82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42]-[.D22]) / [.D22]" office:value-type="float" office:value="2.78577088285582" calcext:value-type="float">
            <text:p>2.7858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41.35" calcext:value-type="float">
            <text:p>241.35</text:p>
          </table:table-cell>
          <table:table-cell office:value-type="string" calcext:value-type="string">
            <text:p>CCV: 14; RCV: 0</text:p>
          </table:table-cell>
          <table:table-cell office:value-type="float" office:value="249.96" calcext:value-type="float">
            <text:p>249.96</text:p>
          </table:table-cell>
          <table:table-cell office:value-type="string" calcext:value-type="string">
            <text:p>CCV: 0; RCV: 0</text:p>
          </table:table-cell>
          <table:table-cell office:value-type="float" office:value="204.16" calcext:value-type="float">
            <text:p>204.1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43]-[.D23]) / [.D23]" office:value-type="float" office:value="2.13689076311735" calcext:value-type="float">
            <text:p>2.1369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4.99" calcext:value-type="float">
            <text:p>234.99</text:p>
          </table:table-cell>
          <table:table-cell office:value-type="string" calcext:value-type="string">
            <text:p>CCV: 17; RCV: 0</text:p>
          </table:table-cell>
          <table:table-cell office:value-type="float" office:value="252.42" calcext:value-type="float">
            <text:p>252.42</text:p>
          </table:table-cell>
          <table:table-cell office:value-type="string" calcext:value-type="string">
            <text:p>CCV: 0; RCV: 0</text:p>
          </table:table-cell>
          <table:table-cell office:value-type="float" office:value="230.01" calcext:value-type="float">
            <text:p>230.0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44]-[.D24]) / [.D24]" office:value-type="float" office:value="5.49746642001126" calcext:value-type="float">
            <text:p>5.4975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string" calcext:value-type="string">
            <text:p>CCV: 15; RCV: 0</text:p>
          </table:table-cell>
          <table:table-cell table:style-name="ce22" office:value-type="float" office:value="255.32" calcext:value-type="float">
            <text:p>255.32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25.91" calcext:value-type="float">
            <text:p>225.91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6.0, iter = 66</text:p>
          </table:table-cell>
          <table:table-cell table:style-name="ce72" table:formula="of:=100*ABS([.B45]-[.D25]) / [.D25]" office:value-type="float" office:value="1.5732468969879" calcext:value-type="float">
            <text:p>1.5732</text:p>
          </table:table-cell>
          <table:table-cell table:style-name="ce74" table:formula="of:=AVERAGE([.J41:.J45])" office:value-type="float" office:value="3.05514253347192" calcext:value-type="float">
            <text:p>3.0551425334719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4.52" calcext:value-type="float">
            <text:p>234.52</text:p>
          </table:table-cell>
          <table:table-cell table:style-name="ce21" office:value-type="string" calcext:value-type="string">
            <text:p>CCV: 30; RCV: 0</text:p>
          </table:table-cell>
          <table:table-cell table:style-name="ce21" office:value-type="float" office:value="250.47" calcext:value-type="float">
            <text:p>250.47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31.41" calcext:value-type="float">
            <text:p>131.41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style-name="ce71" table:formula="of:=100*ABS([.B47]-[.D11]) / [.D11]" office:value-type="float" office:value="5.08337380605472" calcext:value-type="float">
            <text:p>5.083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0.12" calcext:value-type="float">
            <text:p>230.12</text:p>
          </table:table-cell>
          <table:table-cell office:value-type="string" calcext:value-type="string">
            <text:p>CCV: 25; RCV: 0</text:p>
          </table:table-cell>
          <table:table-cell office:value-type="float" office:value="246.14" calcext:value-type="float">
            <text:p>246.14</text:p>
          </table:table-cell>
          <table:table-cell office:value-type="string" calcext:value-type="string">
            <text:p>CCV: 0; RCV: 0</text:p>
          </table:table-cell>
          <table:table-cell office:value-type="float" office:value="108.61" calcext:value-type="float">
            <text:p>108.61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48]-[.D12]) / [.D12]" office:value-type="float" office:value="4.03269527503231" calcext:value-type="float">
            <text:p>4.0327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39.22" calcext:value-type="float">
            <text:p>239.22</text:p>
          </table:table-cell>
          <table:table-cell office:value-type="string" calcext:value-type="string">
            <text:p>CCV: 21; RCV: 0</text:p>
          </table:table-cell>
          <table:table-cell office:value-type="float" office:value="248.44" calcext:value-type="float">
            <text:p>248.44</text:p>
          </table:table-cell>
          <table:table-cell office:value-type="string" calcext:value-type="string">
            <text:p>CCV: 0; RCV: 0</text:p>
          </table:table-cell>
          <table:table-cell office:value-type="float" office:value="115.62" calcext:value-type="float">
            <text:p>115.62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49]-[.D13]) / [.D13]" office:value-type="float" office:value="3.00056767496554" calcext:value-type="float">
            <text:p>3.0006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0.37" calcext:value-type="float">
            <text:p>230.37</text:p>
          </table:table-cell>
          <table:table-cell office:value-type="string" calcext:value-type="string">
            <text:p>CCV: 22; RCV: 0</text:p>
          </table:table-cell>
          <table:table-cell office:value-type="float" office:value="251.91" calcext:value-type="float">
            <text:p>251.91</text:p>
          </table:table-cell>
          <table:table-cell office:value-type="string" calcext:value-type="string">
            <text:p>CCV: 0; RCV: 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50]-[.D14]) / [.D14]" office:value-type="float" office:value="7.37032569360675" calcext:value-type="float">
            <text:p>7.3703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45.62" calcext:value-type="float">
            <text:p>245.62</text:p>
          </table:table-cell>
          <table:table-cell table:style-name="ce22" office:value-type="string" calcext:value-type="string">
            <text:p>CCV: 15; RCV: 0</text:p>
          </table:table-cell>
          <table:table-cell table:style-name="ce22" office:value-type="float" office:value="257.05" calcext:value-type="float">
            <text:p>257.05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53.13" calcext:value-type="float">
            <text:p>153.13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style-name="ce72" table:formula="of:=100*ABS([.B51]-[.D15]) / [.D15]" office:value-type="float" office:value="2.9093208949324" calcext:value-type="float">
            <text:p>2.9093</text:p>
          </table:table-cell>
          <table:table-cell table:style-name="ce74" table:formula="of:=AVERAGE([.J47:.J51])" office:value-type="float" office:value="4.47925666891834" calcext:value-type="float">
            <text:p>4.4792566689183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3.88" calcext:value-type="float">
            <text:p>233.88</text:p>
          </table:table-cell>
          <table:table-cell table:style-name="ce21" office:value-type="string" calcext:value-type="string">
            <text:p>CCV: 30; RCV: 0</text:p>
          </table:table-cell>
          <table:table-cell table:style-name="ce21" office:value-type="float" office:value="251.28" calcext:value-type="float">
            <text:p>251.28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48.46" calcext:value-type="float">
            <text:p>148.46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style-name="ce71" table:formula="of:=100*ABS([.B53]-[.D21]) / [.D21]" office:value-type="float" office:value="5.34239922292376" calcext:value-type="float">
            <text:p>5.342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1.22" calcext:value-type="float">
            <text:p>231.22</text:p>
          </table:table-cell>
          <table:table-cell office:value-type="string" calcext:value-type="string">
            <text:p>CCV: 24; RCV: 0</text:p>
          </table:table-cell>
          <table:table-cell office:value-type="float" office:value="242.2" calcext:value-type="float">
            <text:p>242.2</text:p>
          </table:table-cell>
          <table:table-cell office:value-type="string" calcext:value-type="string">
            <text:p>CCV: 0; RCV: 0</text:p>
          </table:table-cell>
          <table:table-cell office:value-type="float" office:value="182.3" calcext:value-type="float">
            <text:p>182.3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54]-[.D22]) / [.D22]" office:value-type="float" office:value="3.57396054881354" calcext:value-type="float">
            <text:p>3.5740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39.59" calcext:value-type="float">
            <text:p>239.59</text:p>
          </table:table-cell>
          <table:table-cell office:value-type="string" calcext:value-type="string">
            <text:p>CCV: 19; RCV: 0</text:p>
          </table:table-cell>
          <table:table-cell office:value-type="float" office:value="248.88" calcext:value-type="float">
            <text:p>248.88</text:p>
          </table:table-cell>
          <table:table-cell office:value-type="string" calcext:value-type="string">
            <text:p>CCV: 0; RCV: 0</text:p>
          </table:table-cell>
          <table:table-cell office:value-type="float" office:value="185.31" calcext:value-type="float">
            <text:p>185.3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55]-[.D23]) / [.D23]" office:value-type="float" office:value="2.85053929121726" calcext:value-type="float">
            <text:p>2.850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1.37" calcext:value-type="float">
            <text:p>231.37</text:p>
          </table:table-cell>
          <table:table-cell office:value-type="string" calcext:value-type="string">
            <text:p>CCV: 19; RCV: 0</text:p>
          </table:table-cell>
          <table:table-cell office:value-type="float" office:value="254.85" calcext:value-type="float">
            <text:p>254.85</text:p>
          </table:table-cell>
          <table:table-cell office:value-type="string" calcext:value-type="string">
            <text:p>CCV: 0; RCV: 0</text:p>
          </table:table-cell>
          <table:table-cell office:value-type="float" office:value="208.15" calcext:value-type="float">
            <text:p>208.15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56]-[.D24]) / [.D24]" office:value-type="float" office:value="6.95326952465213" calcext:value-type="float">
            <text:p>6.9533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45.86" calcext:value-type="float">
            <text:p>245.86</text:p>
          </table:table-cell>
          <table:table-cell table:style-name="ce22" office:value-type="string" calcext:value-type="string">
            <text:p>CCV: 36; RCV: 0</text:p>
          </table:table-cell>
          <table:table-cell table:style-name="ce22" office:value-type="float" office:value="253.67" calcext:value-type="float">
            <text:p>253.67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33.64" calcext:value-type="float">
            <text:p>233.64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style-name="ce72" table:formula="of:=100*ABS([.B57]-[.D25]) / [.D25]" office:value-type="float" office:value="2.81445173531504" calcext:value-type="float">
            <text:p>2.8145</text:p>
          </table:table-cell>
          <table:table-cell table:style-name="ce74" table:formula="of:=AVERAGE([.J53:.J57])" office:value-type="float" office:value="4.30692406458435" calcext:value-type="float">
            <text:p>4.30692406458435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12.15" calcext:value-type="float">
            <text:p>212.15</text:p>
          </table:table-cell>
          <table:table-cell table:style-name="ce21" office:value-type="string" calcext:value-type="string">
            <text:p>CCV: 26; RCV: 0</text:p>
          </table:table-cell>
          <table:table-cell table:style-name="ce21" office:value-type="float" office:value="253.75" calcext:value-type="float">
            <text:p>253.75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ng_GLPK + FlowRateAllocating_IPOPT</text:p>
          </table:table-cell>
          <table:table-cell table:style-name="ce31" office:value-type="string" calcext:value-type="string">
            <text:p>UB INVALID FOR BnB</text:p>
          </table:table-cell>
          <table:table-cell table:style-name="ce71" table:formula="of:=100*ABS([.B59]-[.D11]) / [.D11]" office:value-type="float" office:value="14.137121580055" calcext:value-type="float">
            <text:p>14.1371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09.23" calcext:value-type="float">
            <text:p>209.23</text:p>
          </table:table-cell>
          <table:table-cell office:value-type="string" calcext:value-type="string">
            <text:p>CCV: 26; RCV: 0</text:p>
          </table:table-cell>
          <table:table-cell office:value-type="float" office:value="245.32" calcext:value-type="float">
            <text:p>245.32</text:p>
          </table:table-cell>
          <table:table-cell office:value-type="string" calcext:value-type="string">
            <text:p>CCV: 0; RCV: 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60]-[.D12]) / [.D12]" office:value-type="float" office:value="12.7444847574961" calcext:value-type="float">
            <text:p>12.7445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197.39" calcext:value-type="float">
            <text:p>197.39</text:p>
          </table:table-cell>
          <table:table-cell office:value-type="string" calcext:value-type="string">
            <text:p>CCV: 30; RCV: 0</text:p>
          </table:table-cell>
          <table:table-cell office:value-type="float" office:value="249.86" calcext:value-type="float">
            <text:p>249.86</text:p>
          </table:table-cell>
          <table:table-cell office:value-type="string" calcext:value-type="string">
            <text:p>CCV: 0; RCV: 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61]-[.D13]) / [.D13]" office:value-type="float" office:value="19.9618846808856" calcext:value-type="float">
            <text:p>19.9619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13.85" calcext:value-type="float">
            <text:p>213.85</text:p>
          </table:table-cell>
          <table:table-cell office:value-type="string" calcext:value-type="string">
            <text:p>CCV: 23; RCV: 0</text:p>
          </table:table-cell>
          <table:table-cell office:value-type="float" office:value="253.05" calcext:value-type="float">
            <text:p>253.05</text:p>
          </table:table-cell>
          <table:table-cell office:value-type="string" calcext:value-type="string">
            <text:p>CCV: 0; RCV: 0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62]-[.D14]) / [.D14]" office:value-type="float" office:value="14.0128669079212" calcext:value-type="float">
            <text:p>14.0129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21.12" calcext:value-type="float">
            <text:p>221.12</text:p>
          </table:table-cell>
          <table:table-cell table:style-name="ce22" office:value-type="string" calcext:value-type="string">
            <text:p>CCV: 29; RCV: 0</text:p>
          </table:table-cell>
          <table:table-cell table:style-name="ce22" office:value-type="float" office:value="261.08" calcext:value-type="float">
            <text:p>261.08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0.19" calcext:value-type="float">
            <text:p>0.19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ng_GLPK + FlowRateAllocating_IPOPT</text:p>
          </table:table-cell>
          <table:table-cell table:style-name="ce33" office:value-type="string" calcext:value-type="string">
            <text:p>UB INVALID FOR BnB</text:p>
          </table:table-cell>
          <table:table-cell table:style-name="ce72" table:formula="of:=100*ABS([.B63]-[.D15]) / [.D15]" office:value-type="float" office:value="12.5938809392047" calcext:value-type="float">
            <text:p>12.5939</text:p>
          </table:table-cell>
          <table:table-cell table:style-name="ce74" table:formula="of:=AVERAGE([.J59:.J63])" office:value-type="float" office:value="14.6900477731125" calcext:value-type="float">
            <text:p>14.6900477731125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199.48" calcext:value-type="float">
            <text:p>199.48</text:p>
          </table:table-cell>
          <table:table-cell table:style-name="ce21" office:value-type="string" calcext:value-type="string">
            <text:p>CCV: 28; RCV: 0</text:p>
          </table:table-cell>
          <table:table-cell table:style-name="ce21" office:value-type="float" office:value="251.52" calcext:value-type="float">
            <text:p>251.52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67.61" calcext:value-type="float">
            <text:p>67.61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ing_Dijkstra + FlowRateAllocating_IPOPT</text:p>
          </table:table-cell>
          <table:table-cell table:style-name="ce31"/>
          <table:table-cell table:style-name="ce71" table:formula="of:=100*ABS([.B65]-[.D11]) / [.D11]" office:value-type="float" office:value="19.2650153796341" calcext:value-type="float">
            <text:p>19.2650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03.27" calcext:value-type="float">
            <text:p>203.27</text:p>
          </table:table-cell>
          <table:table-cell office:value-type="string" calcext:value-type="string">
            <text:p>CCV: 40; RCV: 0</text:p>
          </table:table-cell>
          <table:table-cell office:value-type="float" office:value="253.23" calcext:value-type="float">
            <text:p>253.23</text:p>
          </table:table-cell>
          <table:table-cell office:value-type="string" calcext:value-type="string">
            <text:p>CCV: 0; RCV: 0</text:p>
          </table:table-cell>
          <table:table-cell office:value-type="float" office:value="84.56" calcext:value-type="float">
            <text:p>84.5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66]-[.D12]) / [.D12]" office:value-type="float" office:value="15.2299929104633" calcext:value-type="float">
            <text:p>15.2300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190.52" calcext:value-type="float">
            <text:p>190.52</text:p>
          </table:table-cell>
          <table:table-cell office:value-type="string" calcext:value-type="string">
            <text:p>CCV: 32; RCV: 0</text:p>
          </table:table-cell>
          <table:table-cell office:value-type="float" office:value="255.81" calcext:value-type="float">
            <text:p>255.81</text:p>
          </table:table-cell>
          <table:table-cell office:value-type="string" calcext:value-type="string">
            <text:p>CCV: 0; RCV: 0</text:p>
          </table:table-cell>
          <table:table-cell office:value-type="float" office:value="77.33" calcext:value-type="float">
            <text:p>77.3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67]-[.D13]) / [.D13]" office:value-type="float" office:value="22.7475468331847" calcext:value-type="float">
            <text:p>22.747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00.47" calcext:value-type="float">
            <text:p>200.47</text:p>
          </table:table-cell>
          <table:table-cell office:value-type="string" calcext:value-type="string">
            <text:p>CCV: 32; RCV: 0</text:p>
          </table:table-cell>
          <table:table-cell office:value-type="float" office:value="256.75" calcext:value-type="float">
            <text:p>256.75</text:p>
          </table:table-cell>
          <table:table-cell office:value-type="string" calcext:value-type="string">
            <text:p>CCV: 0; RCV: 0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68]-[.D14]) / [.D14]" office:value-type="float" office:value="19.3928427824688" calcext:value-type="float">
            <text:p>19.3928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02.66" calcext:value-type="float">
            <text:p>202.66</text:p>
          </table:table-cell>
          <table:table-cell table:style-name="ce22" office:value-type="string" calcext:value-type="string">
            <text:p>CCV: 32; RCV: 0</text:p>
          </table:table-cell>
          <table:table-cell table:style-name="ce22" office:value-type="float" office:value="264.61" calcext:value-type="float">
            <text:p>264.61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91.64" calcext:value-type="float">
            <text:p>91.64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ing_Dijkstra + FlowRateAllocating_IPOPT</text:p>
          </table:table-cell>
          <table:table-cell table:style-name="ce33"/>
          <table:table-cell table:style-name="ce72" table:formula="of:=100*ABS([.B69]-[.D15]) / [.D15]" office:value-type="float" office:value="19.89090046644" calcext:value-type="float">
            <text:p>19.8909</text:p>
          </table:table-cell>
          <table:table-cell table:style-name="ce74" table:formula="of:=AVERAGE([.J65:.J69])" office:value-type="float" office:value="19.3052596744382" calcext:value-type="float">
            <text:p>19.3052596744382</text:p>
          </table:table-cell>
          <table:table-cell table:number-columns-repeated="53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rgeNetwor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5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 table:style-name="ce2" office:value-type="string" calcext:value-type="string" table:number-columns-spanned="8" table:number-rows-spanned="1">
            <text:p>Network description</text:p>
          </table:table-cell>
          <table:covered-table-cell table:number-columns-repeated="6" table:style-name="ce14"/>
          <table:covered-table-cell table:style-name="ce23"/>
          <table:table-cell table:number-columns-repeated="56"/>
        </table:table-row>
        <table:table-row table:style-name="ro1">
          <table:table-cell table:style-name="ce3" office:value-type="string" calcext:value-type="string">
            <text:p>Nodes Numbers:</text:p>
          </table:table-cell>
          <table:table-cell table:style-name="ce15" office:value-type="string" calcext:value-type="string">
            <text:p>Arcs Numbers:</text:p>
          </table:table-cell>
          <table:table-cell table:style-name="ce15" office:value-type="string" calcext:value-type="string">
            <text:p>External Arcs:</text:p>
          </table:table-cell>
          <table:table-cell table:style-name="ce15" office:value-type="string" calcext:value-type="string">
            <text:p>Nodes Sum:</text:p>
          </table:table-cell>
          <table:table-cell table:style-name="ce15" office:value-type="string" calcext:value-type="string">
            <text:p>Arcs Sum:</text:p>
          </table:table-cell>
          <table:table-cell table:style-name="ce15" office:value-type="string" calcext:value-type="string">
            <text:p>Flows:</text:p>
          </table:table-cell>
          <table:table-cell table:style-name="ce15" office:value-type="string" calcext:value-type="string">
            <text:p>Flow Rate Bounds:</text:p>
          </table:table-cell>
          <table:table-cell table:style-name="ce24" office:value-type="string" calcext:value-type="string">
            <text:p>Capacity Bounds: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[3, 12, 6, 4, 9. 8, 4, 3, 10, 7]</text:p>
          </table:table-cell>
          <table:table-cell table:style-name="ce16" office:value-type="string" calcext:value-type="string">
            <text:p>[8, 32, 22, 12, 16, 20, 12, 6, 42, 23]</text:p>
          </table:table-cell>
          <table:table-cell table:style-name="ce16" office:value-type="string" calcext:value-type="string">
            <text:p>[3, 3, 2, 2, 1, 2, 1, 1, 2, 1]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string" calcext:value-type="string">
            <text:p>[0.01; 3]</text:p>
          </table:table-cell>
          <table:table-cell table:style-name="ce25" office:value-type="string" calcext:value-type="string">
            <text:p>[0.3; 1]</text:p>
          </table:table-cell>
          <table:table-cell table:number-columns-repeated="56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Primal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2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/>
          <table:table-cell table:style-name="ce19" office:value-type="string" calcext:value-type="string">
            <text:p>CCV: 0; RCV: 0</text:p>
          </table:table-cell>
          <table:table-cell table:style-name="ce19" office:value-type="float" office:value="812.38" calcext:value-type="float">
            <text:p>812.3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001.17" calcext:value-type="float">
            <text:p>2001.17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cplex</text:p>
          </table:table-cell>
          <table:table-cell table:style-name="ce2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797.23" calcext:value-type="float">
            <text:p>797.23</text:p>
          </table:table-cell>
          <table:table-cell office:value-type="string" calcext:value-type="string">
            <text:p>CCV: 0; RCV: 0</text:p>
          </table:table-cell>
          <table:table-cell office:value-type="float" office:value="2000.46" calcext:value-type="float">
            <text:p>2000.46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823.3" calcext:value-type="float">
            <text:p>823.3</text:p>
          </table:table-cell>
          <table:table-cell office:value-type="string" calcext:value-type="string">
            <text:p>CCV: 0; RCV: 0</text:p>
          </table:table-cell>
          <table:table-cell office:value-type="float" office:value="2000.75" calcext:value-type="float">
            <text:p>2000.7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858.7" calcext:value-type="float">
            <text:p>858.7</text:p>
          </table:table-cell>
          <table:table-cell office:value-type="string" calcext:value-type="string">
            <text:p>CCV: 0; RCV: 0</text:p>
          </table:table-cell>
          <table:table-cell office:value-type="float" office:value="2000.64" calcext:value-type="float">
            <text:p>2000.64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/>
          <table:table-cell table:style-name="ce20" office:value-type="string" calcext:value-type="string">
            <text:p>CCV: 0; RCV: 0</text:p>
          </table:table-cell>
          <table:table-cell table:style-name="ce20" office:value-type="float" office:value="809.17" calcext:value-type="float">
            <text:p>809.17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2001.16" calcext:value-type="float">
            <text:p>2001.16</text:p>
          </table:table-cell>
          <table:table-cell table:style-name="ce20" office:value-type="string" calcext:value-type="string">
            <text:p>Linearized Constraints</text:p>
          </table:table-cell>
          <table:table-cell table:style-name="ce20" office:value-type="string" calcext:value-type="string">
            <text:p>cplex</text:p>
          </table:table-cell>
          <table:table-cell table:style-name="ce30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/>
          <table:table-cell table:style-name="ce19" office:value-type="string" calcext:value-type="string">
            <text:p>CCV: 0; RCV: 0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/>
          <table:table-cell table:style-name="ce19" office:value-type="string" calcext:value-type="string">
            <text:p>Alternative</text:p>
          </table:table-cell>
          <table:table-cell table:style-name="ce19" office:value-type="string" calcext:value-type="string">
            <text:p>cplex</text:p>
          </table:table-cell>
          <table:table-cell table:style-name="ce28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8.66" calcext:value-type="float">
            <text:p>248.66</text:p>
          </table:table-cell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/>
          <table:table-cell table:style-name="ce20" office:value-type="string" calcext:value-type="string">
            <text:p>CCV: 0; RCV: 0</text:p>
          </table:table-cell>
          <table:table-cell table:style-name="ce20" office:value-type="float" office:value="252.98" calcext:value-type="float">
            <text:p>252.98</text:p>
          </table:table-cell>
          <table:table-cell table:style-name="ce20" office:value-type="string" calcext:value-type="string">
            <text:p>CCV: 0; RCV: 0</text:p>
          </table:table-cell>
          <table:table-cell table:style-name="ce20"/>
          <table:table-cell table:style-name="ce20" office:value-type="string" calcext:value-type="string">
            <text:p>Alternative</text:p>
          </table:table-cell>
          <table:table-cell table:style-name="ce20" office:value-type="string" calcext:value-type="string">
            <text:p>cplex</text:p>
          </table:table-cell>
          <table:table-cell table:style-name="ce30" office:value-type="string" calcext:value-type="string">
            <text:p>Timeout</text:p>
          </table:table-cell>
          <table:table-cell table:number-columns-repeated="55"/>
        </table:table-row>
        <table:table-row table:style-name="ro2" table:number-rows-repeated="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Decomposition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2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791.78" calcext:value-type="float">
            <text:p>791.78</text:p>
          </table:table-cell>
          <table:table-cell table:style-name="ce21" office:value-type="string" calcext:value-type="string">
            <text:p>CCV: 36; RCV: 0</text:p>
          </table:table-cell>
          <table:table-cell table:style-name="ce21" office:value-type="float" office:value="826.89" calcext:value-type="float">
            <text:p>826.89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813.56" calcext:value-type="float">
            <text:p>813.56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/>
          <table:table-cell office:value-type="string" calcext:value-type="string">
            <text:p>CCV: 17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/>
          <table:table-cell office:value-type="string" calcext:value-type="string">
            <text:p>CCV: 15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/>
          <table:table-cell office:value-type="string" calcext:value-type="string">
            <text:p>CCV: 14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/>
          <table:table-cell table:style-name="ce22" office:value-type="string" calcext:value-type="string">
            <text:p>CCV: 13; RCV: 0</text:p>
          </table:table-cell>
          <table:table-cell table:style-name="ce22"/>
          <table:table-cell table:style-name="ce22" office:value-type="string" calcext:value-type="string">
            <text:p>CCV: 0; RCV: 0</text:p>
          </table:table-cell>
          <table:table-cell table:style-name="ce22"/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/>
          <table:table-cell table:style-name="ce21" office:value-type="string" calcext:value-type="string">
            <text:p>CCV: 30; RCV: 0</text:p>
          </table:table-cell>
          <table:table-cell table:style-name="ce21"/>
          <table:table-cell table:style-name="ce21" office:value-type="string" calcext:value-type="string">
            <text:p>CCV: 0; RCV: 0</text:p>
          </table:table-cell>
          <table:table-cell table:style-name="ce21"/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4">
          <table:table-cell table:style-name="ce12" office:value-type="float" office:value="222" calcext:value-type="float">
            <text:p>222</text:p>
          </table:table-cell>
          <table:table-cell/>
          <table:table-cell office:value-type="string" calcext:value-type="string">
            <text:p>CCV: 25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/>
          <table:table-cell office:value-type="string" calcext:value-type="string">
            <text:p>CCV: 21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/>
          <table:table-cell office:value-type="string" calcext:value-type="string">
            <text:p>CCV: 22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/>
          <table:table-cell table:style-name="ce22" office:value-type="string" calcext:value-type="string">
            <text:p>CCV: 15; RCV: 0</text:p>
          </table:table-cell>
          <table:table-cell table:style-name="ce22"/>
          <table:table-cell table:style-name="ce22" office:value-type="string" calcext:value-type="string">
            <text:p>CCV: 0; RCV: 0</text:p>
          </table:table-cell>
          <table:table-cell table:style-name="ce22"/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/>
          <table:table-cell table:style-name="ce21" office:value-type="string" calcext:value-type="string">
            <text:p>CCV: 26; RCV: 0</text:p>
          </table:table-cell>
          <table:table-cell table:style-name="ce21"/>
          <table:table-cell table:style-name="ce21" office:value-type="string" calcext:value-type="string">
            <text:p>CCV: 0; RCV: 0</text:p>
          </table:table-cell>
          <table:table-cell table:style-name="ce21"/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ng_GLPK + FlowRateAllocating_IPOPT</text:p>
          </table:table-cell>
          <table:table-cell table:style-name="ce31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/>
          <table:table-cell office:value-type="string" calcext:value-type="string">
            <text:p>CCV: 26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/>
          <table:table-cell office:value-type="string" calcext:value-type="string">
            <text:p>CCV: 30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/>
          <table:table-cell office:value-type="string" calcext:value-type="string">
            <text:p>CCV: 23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/>
          <table:table-cell table:style-name="ce22" office:value-type="string" calcext:value-type="string">
            <text:p>CCV: 29; RCV: 0</text:p>
          </table:table-cell>
          <table:table-cell table:style-name="ce22"/>
          <table:table-cell table:style-name="ce22" office:value-type="string" calcext:value-type="string">
            <text:p>CCV: 0; RCV: 0</text:p>
          </table:table-cell>
          <table:table-cell table:style-name="ce22"/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ng_GLPK + FlowRateAllocating_IPOPT</text:p>
          </table:table-cell>
          <table:table-cell table:style-name="ce33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/>
          <table:table-cell table:style-name="ce21" office:value-type="string" calcext:value-type="string">
            <text:p>CCV: 28; RCV: 0</text:p>
          </table:table-cell>
          <table:table-cell table:style-name="ce21"/>
          <table:table-cell table:style-name="ce21" office:value-type="string" calcext:value-type="string">
            <text:p>CCV: 0; RCV: 0</text:p>
          </table:table-cell>
          <table:table-cell table:style-name="ce21"/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ing_Dijkstra + FlowRateAllocating_IPOPT</text:p>
          </table:table-cell>
          <table:table-cell table:style-name="ce31"/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/>
          <table:table-cell office:value-type="string" calcext:value-type="string">
            <text:p>CCV: 40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/>
          <table:table-cell office:value-type="string" calcext:value-type="string">
            <text:p>CCV: 32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/>
          <table:table-cell office:value-type="string" calcext:value-type="string">
            <text:p>CCV: 32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/>
          <table:table-cell table:style-name="ce22" office:value-type="string" calcext:value-type="string">
            <text:p>CCV: 32; RCV: 0</text:p>
          </table:table-cell>
          <table:table-cell table:style-name="ce22"/>
          <table:table-cell table:style-name="ce22" office:value-type="string" calcext:value-type="string">
            <text:p>CCV: 0; RCV: 0</text:p>
          </table:table-cell>
          <table:table-cell table:style-name="ce22"/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ing_Dijkstra + FlowRateAllocating_IPOPT</text:p>
          </table:table-cell>
          <table:table-cell table:style-name="ce33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 table:number-rows-repeated="19">
          <table:table-cell table:style-name="Default" table:number-columns-repeated="9"/>
          <table:table-cell table:number-columns-repeated="55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2:38:39.173092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18:44:46.729724051</meta:creation-date>
    <dc:date>2020-01-14T01:01:00.560921183</dc:date>
    <meta:editing-duration>P1DT9M51S</meta:editing-duration>
    <meta:editing-cycles>17</meta:editing-cycles>
    <meta:generator>LibreOffice/6.3.3.2.0$Linux_X86_64 LibreOffice_project/30$Build-2</meta:generator>
    <meta:document-statistic meta:table-count="3" meta:cell-count="1481" meta:object-count="0"/>
  </office:meta>
</office:document-meta>
</file>